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Pictures/10000000000001A300000117A4D8DFFE58D1BC08.png" manifest:media-type="image/png"/>
  <manifest:file-entry manifest:full-path="Pictures/10000201000001430000001A14CD1115BBEAA3DE.png" manifest:media-type="image/png"/>
  <manifest:file-entry manifest:full-path="Pictures/10000201000001480000001B7186A19741788902.png" manifest:media-type="image/png"/>
  <manifest:file-entry manifest:full-path="Pictures/10000201000000BD0000003643EDFEE56E72B56C.png" manifest:media-type="image/png"/>
  <manifest:file-entry manifest:full-path="Pictures/10000201000000F60000001F07CEEA3D94BF8BBE.png" manifest:media-type="image/png"/>
  <manifest:file-entry manifest:full-path="Pictures/10000201000000FF0000001BFC7634B258A8EE7D.png" manifest:media-type="image/png"/>
  <manifest:file-entry manifest:full-path="Pictures/100002010000012700000021C2776C195968EE0E.png" manifest:media-type="image/png"/>
  <manifest:file-entry manifest:full-path="Pictures/10000201000000670000001FE8834D7B32DB00A9.png" manifest:media-type="image/png"/>
  <manifest:file-entry manifest:full-path="Pictures/1000000000000020000000204B249CA79A42C6D7.png" manifest:media-type="image/png"/>
  <manifest:file-entry manifest:full-path="Pictures/10000201000000C8000000C8C1EA96C9D1DC3AA0.png" manifest:media-type="image/png"/>
  <manifest:file-entry manifest:full-path="Pictures/100002010000012500000047F9236D8FC671CA8A.png" manifest:media-type="image/png"/>
  <manifest:file-entry manifest:full-path="Pictures/100002010000009800000019E4A2F38F03F7825D.png" manifest:media-type="image/png"/>
  <manifest:file-entry manifest:full-path="Pictures/1000000000000CEC000009B14875E66B9DEA57F2.png" manifest:media-type="image/png"/>
  <manifest:file-entry manifest:full-path="Pictures/100002010000017F0000013188D0BF8E46805362.png" manifest:media-type="image/png"/>
  <manifest:file-entry manifest:full-path="Pictures/10000201000000AE0000004C8C12792029EE1D4E.png" manifest:media-type="image/png"/>
  <manifest:file-entry manifest:full-path="Pictures/10000201000000D9000000A9B5513F4C9CA20E43.png" manifest:media-type="image/png"/>
  <manifest:file-entry manifest:full-path="Pictures/100002010000011D0000001C4453439E98FB45E0.png" manifest:media-type="image/png"/>
  <manifest:file-entry manifest:full-path="Pictures/10000201000000D6000000A366C964D775D4342A.png" manifest:media-type="image/png"/>
  <manifest:file-entry manifest:full-path="Pictures/10000201000001380000001DF209F9A1D3D77866.png" manifest:media-type="image/png"/>
  <manifest:file-entry manifest:full-path="Pictures/100002010000024300000204E8E1964778AA5344.png" manifest:media-type="image/png"/>
  <manifest:file-entry manifest:full-path="Pictures/100002010000010400000070E4C79EA94FB8E12A.png" manifest:media-type="image/png"/>
  <manifest:file-entry manifest:full-path="Pictures/1000020100000147000000A59706D76790BC7D7F.png" manifest:media-type="image/png"/>
  <manifest:file-entry manifest:full-path="Pictures/100002010000014D000000481ED2218372B85129.png" manifest:media-type="image/png"/>
  <manifest:file-entry manifest:full-path="Pictures/100002010000018300000115F4CDF4ADD8CF4929.png" manifest:media-type="image/png"/>
  <manifest:file-entry manifest:full-path="Pictures/100002010000011C000000B9C9F469136024014A.png" manifest:media-type="image/png"/>
  <manifest:file-entry manifest:full-path="Pictures/1000020100000127000000C1265F94627536E4FB.png" manifest:media-type="image/png"/>
  <manifest:file-entry manifest:full-path="Pictures/10000201000000D7000000A7C8CB1693B1712810.png" manifest:media-type="image/png"/>
  <manifest:file-entry manifest:full-path="Pictures/10000201000000DB00000025CE0708C6CD2435F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1" svg:font-family="Georgia"/>
    <style:font-face style:name="Ubuntu Condensed1" svg:font-family="'Ubuntu Condensed'"/>
    <style:font-face style:name="DejaVu Sans" svg:font-family="'DejaVu Sans'" style:font-family-generic="swiss"/>
    <style:font-face style:name="Droid Sans Mono1" svg:font-family="'Droid Sans Mono'" style:font-family-generic="swiss" style:font-pitch="fixed"/>
    <style:font-face style:name="DejaVu Sans2" svg:font-family="'DejaVu Sans'" style:font-pitch="variable"/>
    <style:font-face style:name="Droid Sans Fallback" svg:font-family="'Droid Sans Fallback'" style:font-pitch="variable"/>
    <style:font-face style:name="FreeSans2" svg:font-family="FreeSans" style:font-pitch="variable"/>
    <style:font-face style:name="Georgia" svg:font-family="Georgia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3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3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  <style:paragraph-properties style:writing-mode="lr-tb"/>
    </style:style>
    <style:style style:name="gr4" style:family="graphic" style:parent-style-name="Объект_20_без_20_заливки_5f_2_5f_1">
      <style:graphic-properties draw:marker-end="Arrow" draw:marker-end-width="0.3cm" draw:fill="none" draw:textarea-vertical-align="middle"/>
      <style:paragraph-properties style:writing-mode="lr-tb"/>
    </style:style>
    <style:style style:name="gr5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  <style:paragraph-properties style:writing-mode="lr-tb"/>
    </style:style>
    <style:style style:name="gr6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  <style:paragraph-properties style:writing-mode="lr-tb"/>
    </style:style>
    <style:style style:name="gr7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  <style:paragraph-properties style:writing-mode="lr-tb"/>
    </style:style>
    <style:style style:name="gr8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9" style:family="graphic" style:parent-style-name="Обычный_5f_3_5f_5">
      <style:graphic-properties draw:stroke="none" draw:fill="none" fo:min-height="2.502cm"/>
      <style:paragraph-properties style:writing-mode="lr-tb"/>
    </style:style>
    <style:style style:name="gr10" style:family="graphic" style:parent-style-name="standard">
      <style:graphic-properties draw:stroke="none" draw:fill="none" fo:min-height="0.739cm"/>
      <style:paragraph-properties style:writing-mode="lr-tb"/>
    </style:style>
    <style:style style:name="gr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Обычный_5f_1_5f_1_5f_1_5f_45">
      <style:graphic-properties draw:stroke="none" draw:fill="none" fo:min-height="7.541cm"/>
      <style:paragraph-properties style:writing-mode="lr-tb"/>
    </style:style>
    <style:style style:name="gr13" style:family="graphic" style:parent-style-name="Объект_20_без_20_заливки_20_и_20_линий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Обычный_5f_1_5f_1_5f_1_5f_45">
      <style:graphic-properties draw:stroke="none" draw:fill="none" fo:min-height="2.949cm"/>
      <style:paragraph-properties style:writing-mode="lr-tb"/>
    </style:style>
    <style:style style:name="gr15" style:family="graphic" style:parent-style-name="Обычный_5f_1_5f_1_5f_1_5f_45_5f_1_5f_1_5f_1_5f_1">
      <style:graphic-properties draw:stroke="none" draw:fill="none" fo:min-height="0.738cm"/>
      <style:paragraph-properties style:writing-mode="lr-tb"/>
    </style:style>
    <style:style style:name="gr16" style:family="graphic" style:parent-style-name="standard">
      <style:graphic-properties draw:stroke="none" draw:fill="none" fo:min-height="1.475cm"/>
      <style:paragraph-properties style:writing-mode="lr-tb"/>
    </style:style>
    <style:style style:name="gr17" style:family="graphic" style:parent-style-name="standard">
      <style:graphic-properties draw:stroke="none" draw:fill="none" fo:min-height="0.75cm"/>
      <style:paragraph-properties style:writing-mode="lr-tb"/>
    </style:style>
    <style:style style:name="gr18" style:family="graphic" style:parent-style-name="standard">
      <style:graphic-properties draw:stroke="none" draw:fill="none" fo:min-height="3.686cm"/>
      <style:paragraph-properties style:writing-mode="lr-tb"/>
    </style:style>
    <style:style style:name="gr19" style:family="graphic" style:parent-style-name="standard">
      <style:graphic-properties draw:stroke="none" draw:fill="none" fo:min-height="1.204cm"/>
      <style:paragraph-properties style:writing-mode="lr-tb"/>
    </style:style>
    <style:style style:name="gr20" style:family="graphic" style:parent-style-name="standard">
      <style:graphic-properties draw:stroke="none" draw:fill="none" fo:min-height="4.423cm"/>
      <style:paragraph-properties style:writing-mode="lr-tb"/>
    </style:style>
    <style:style style:name="gr21" style:family="graphic" style:parent-style-name="standard">
      <style:graphic-properties draw:stroke="none" draw:fill="none" fo:min-height="2.53cm"/>
      <style:paragraph-properties style:writing-mode="lr-tb"/>
    </style:style>
    <style:style style:name="gr22" style:family="graphic" style:parent-style-name="standard">
      <style:graphic-properties draw:stroke="none" draw:fill="none" fo:min-height="0.413cm"/>
      <style:paragraph-properties style:writing-mode="lr-tb"/>
    </style:style>
    <style:style style:name="gr23" style:family="graphic" style:parent-style-name="standard">
      <style:graphic-properties draw:stroke="none" draw:fill="none" fo:min-height="3.653cm"/>
      <style:paragraph-properties style:writing-mode="lr-tb"/>
    </style:style>
    <style:style style:name="gr24" style:family="graphic" style:parent-style-name="standard">
      <style:graphic-properties draw:stroke="none" draw:fill="none" fo:min-height="5.381cm"/>
      <style:paragraph-properties style:writing-mode="lr-tb"/>
    </style:style>
    <style:style style:name="gr25" style:family="graphic" style:parent-style-name="standard">
      <style:graphic-properties draw:stroke="none" draw:fill="none" fo:min-height="11.793cm"/>
      <style:paragraph-properties style:writing-mode="lr-tb"/>
    </style:style>
    <style:style style:name="gr26" style:family="graphic" style:parent-style-name="standard">
      <style:graphic-properties draw:stroke="none" draw:fill="none" fo:min-height="5.148cm"/>
      <style:paragraph-properties style:writing-mode="lr-tb"/>
    </style:style>
    <style:style style:name="gr27" style:family="graphic" style:parent-style-name="standard">
      <style:graphic-properties draw:stroke="none" draw:fill="none" fo:min-height="14.651cm"/>
      <style:paragraph-properties style:writing-mode="lr-tb"/>
    </style:style>
    <style:style style:name="gr28" style:family="graphic" style:parent-style-name="standard">
      <style:graphic-properties draw:stroke="none" draw:fill="none" fo:min-height="10.928cm"/>
      <style:paragraph-properties style:writing-mode="lr-tb"/>
    </style:style>
    <style:style style:name="gr29" style:family="graphic" style:parent-style-name="standard">
      <style:graphic-properties draw:stroke="none" draw:fill="none" fo:min-height="1.407cm"/>
      <style:paragraph-properties style:writing-mode="lr-tb"/>
    </style:style>
    <style:style style:name="gr30" style:family="graphic" style:parent-style-name="standard">
      <style:graphic-properties draw:stroke="none" draw:fill="none" fo:min-height="0.704cm"/>
      <style:paragraph-properties style:writing-mode="lr-tb"/>
    </style:style>
    <style:style style:name="gr31" style:family="graphic" style:parent-style-name="standard">
      <style:graphic-properties draw:stroke="none" draw:fill="none" fo:min-height="1.548cm"/>
      <style:paragraph-properties style:writing-mode="lr-tb"/>
    </style:style>
    <style:style style:name="gr32" style:family="graphic" style:parent-style-name="standard">
      <style:graphic-properties draw:stroke="none" draw:fill="none" fo:min-height="13.35cm"/>
      <style:paragraph-properties style:writing-mode="lr-tb"/>
    </style:style>
    <style:style style:name="gr33" style:family="graphic" style:parent-style-name="standard">
      <style:graphic-properties draw:stroke="none" draw:fill="none" fo:min-height="0.412cm"/>
      <style:paragraph-properties style:writing-mode="lr-tb"/>
    </style:style>
    <style:style style:name="gr34" style:family="graphic" style:parent-style-name="Обычный_5f_8">
      <style:graphic-properties draw:stroke="none" draw:fill="none" fo:min-height="0.948cm"/>
      <style:paragraph-properties style:writing-mode="lr-tb"/>
    </style:style>
    <style:style style:name="gr35" style:family="graphic" style:parent-style-name="Обычный_5f_8">
      <style:graphic-properties draw:stroke="none" draw:fill="none" fo:min-height="14.18cm"/>
      <style:paragraph-properties style:writing-mode="lr-tb"/>
    </style:style>
    <style:style style:name="gr36" style:family="graphic" style:parent-style-name="Обычный_5f_2_5f_2_5f_1">
      <style:graphic-properties draw:stroke="none" draw:fill="none" fo:min-height="10.59cm"/>
      <style:paragraph-properties style:writing-mode="lr-tb"/>
    </style:style>
    <style:style style:name="gr37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subtitle">
      <style:graphic-properties draw:fill-color="#ffffff" fo:min-height="1.089cm"/>
      <style:paragraph-properties style:writing-mode="lr-tb"/>
    </style:style>
    <style:style style:name="pr5" style:family="presentation" style:parent-style-name="Inspiration-title">
      <style:graphic-properties fo:min-height="1.363cm"/>
      <style:paragraph-properties style:writing-mode="lr-tb"/>
    </style:style>
    <style:style style:name="pr6" style:family="presentation" style:parent-style-name="Inspiration-title">
      <style:graphic-properties fo:min-height="1.763cm"/>
      <style:paragraph-properties style:writing-mode="lr-tb"/>
    </style:style>
    <style:style style:name="pr7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5" style:family="paragraph">
      <style:paragraph-properties fo:text-align="center" style:writing-mode="lr-tb"/>
      <style:text-properties fo:font-size="18pt" style:font-size-asian="18pt" style:font-size-complex="18pt"/>
    </style:style>
    <style:style style:name="P6" style:family="paragraph">
      <loext:graphic-properties draw:fill-color="#ccffcc"/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fill-color="#bf819e"/>
      <style:paragraph-properties fo:text-align="center" style:writing-mode="lr-tb"/>
      <style:text-properties fo:font-size="18pt"/>
    </style:style>
    <style:style style:name="P10" style:family="paragraph">
      <style:paragraph-properties fo:text-align="center" style:writing-mode="lr-tb"/>
      <style:text-properties fo:font-size="32pt" style:font-size-asian="32pt" style:font-size-complex="32pt"/>
    </style:style>
    <style:style style:name="P11" style:family="paragraph">
      <loext:graphic-properties draw:fill-color="#fff200"/>
      <style:paragraph-properties fo:text-align="center" style:writing-mode="lr-tb"/>
      <style:text-properties fo:font-size="32pt" style:font-size-asian="32pt" style:font-size-complex="32pt"/>
    </style:style>
    <style:style style:name="P12" style:family="paragraph">
      <loext:graphic-properties draw:fill-color="#ffcccc"/>
      <style:paragraph-properties fo:text-align="center" style:writing-mode="lr-tb"/>
      <style:text-properties fo:font-size="18pt" style:font-size-asian="18pt" style:font-size-complex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19" style:family="paragraph">
      <style:paragraph-properties fo:text-align="start"/>
    </style:style>
    <style:style style:name="P20" style:family="paragraph">
      <loext:graphic-properties draw:fill="none"/>
      <style:paragraph-properties fo:text-align="center" style:writing-mode="lr-tb"/>
      <style:text-properties fo:font-style="normal" style:font-style-asian="normal" style:font-style-complex="normal"/>
    </style:style>
    <style:style style:name="P21" style:family="paragraph">
      <loext:graphic-properties draw:fill="none"/>
      <style:paragraph-properties fo:text-align="center" style:writing-mode="lr-tb"/>
      <style:text-properties fo:font-size="18pt"/>
    </style:style>
    <style:style style:name="P22" style:family="paragraph">
      <style:paragraph-properties fo:margin-top="0.42cm" fo:margin-bottom="0.35cm"/>
    </style:style>
    <style:style style:name="P23" style:family="paragraph">
      <loext:graphic-properties draw:fill="none"/>
      <style:paragraph-properties fo:margin-top="0.42cm" fo:margin-bottom="0.35cm" style:writing-mode="lr-tb"/>
      <style:text-properties fo:font-size="15pt" style:font-size-asian="15pt" style:font-size-complex="15pt"/>
    </style:style>
    <style:style style:name="P24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5" style:family="paragraph">
      <loext:graphic-properties draw:fill="none"/>
      <style:paragraph-properties fo:margin-top="0.42cm" fo:margin-bottom="0.35cm" style:writing-mode="lr-tb"/>
      <style:text-properties style:font-name="Droid Sans Mono1" fo:font-size="15pt" style:font-size-asian="15pt" style:font-size-complex="15pt"/>
    </style:style>
    <style:style style:name="P26" style:family="paragraph">
      <style:paragraph-properties fo:margin-left="0cm" fo:margin-right="0cm" fo:margin-top="0cm" fo:margin-bottom="0cm" fo:line-height="100%" fo:text-align="start" fo:text-indent="0cm"/>
    </style:style>
    <style:style style:name="P27" style:family="paragraph">
      <loext:graphic-properties draw:fill="none"/>
      <style:paragraph-properties fo:text-align="start" style:writing-mode="lr-tb"/>
      <style:text-properties fo:font-size="18pt"/>
    </style:style>
    <style:style style:name="P28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29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DejaVu Sans" fo:font-size="18pt" style:font-name-asian="DejaVu Sans" style:font-size-asian="18pt" style:font-name-complex="DejaVu Sans" style:font-size-complex="18pt"/>
    </style:style>
    <style:style style:name="T7" style:family="text">
      <style:text-properties style:text-position="-33% 58%" style:font-name="DejaVu Sans" fo:font-size="18pt" style:font-name-asian="DejaVu Sans" style:font-size-asian="18pt" style:font-name-complex="DejaVu Sans" style:font-size-complex="18pt"/>
    </style:style>
    <style:style style:name="T8" style:family="text">
      <style:text-properties style:text-position="-33% 58%"/>
    </style:style>
    <style:style style:name="T9" style:family="text">
      <style:text-properties style:font-name="DejaVu Sans" fo:font-size="32pt" style:font-name-asian="DejaVu Sans" style:font-size-asian="32pt" style:font-name-complex="DejaVu Sans" style:font-size-complex="32pt"/>
    </style:style>
    <style:style style:name="T10" style:family="text">
      <style:text-properties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1" style:family="text">
      <style:text-properties style:text-position="-33% 58%"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2" style:family="text">
      <style:text-properties style:text-position="0% 100%" style:font-name="DejaVu Sans" fo:font-size="18pt" fo:font-weight="normal" style:font-name-asian="DejaVu Sans" style:font-size-asian="18pt" style:font-weight-asian="normal" style:font-name-complex="DejaVu Sans" style:font-size-complex="18pt" style:font-weight-complex="normal"/>
    </style:style>
    <style:style style:name="T13" style:family="text">
      <style:text-properties style:text-position="0% 100%"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style:font-name="Droid Sans Mono1" fo:font-size="10pt" fo:font-style="normal" style:font-size-asian="10pt" style:font-style-asian="normal" style:font-size-complex="10pt" style:font-style-complex="normal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fo:font-size="18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5pt" fo:font-style="normal" fo:text-shadow="none" style:text-underline-style="none" fo:font-weight="normal" style:letter-kerning="true" style:font-name-asian="Droid Sans Fallback2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Droid Sans Mono1" fo:font-size="15pt" style:font-size-asian="15pt" style:font-size-complex="15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8pt" fo:font-style="normal" fo:text-shadow="none" style:text-underline-style="none" fo:font-weight="normal" style:letter-kerning="true" style:font-name-asian="Droid Sans Fallback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8pt" fo:font-weight="normal" style:font-weight-asian="normal" style:font-weight-complex="normal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8pt" fo:font-style="normal" fo:text-shadow="none" style:text-underline-style="none" fo:font-weight="bold" style:letter-kerning="true" style:font-name-asian="Droid Sans Fallback2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font-name="Droid Sans Mono1" fo:font-size="15pt" fo:font-weight="normal" style:font-size-asian="15pt" style:font-weight-asian="normal" style:font-size-complex="15pt" style:font-weight-complex="normal"/>
    </style:style>
    <style:style style:name="T27" style:family="text">
      <style:text-properties style:font-name="Droid Sans Mono1" fo:font-size="18pt" fo:font-weight="normal" style:font-size-asian="15pt" style:font-weight-asian="normal" style:font-size-complex="15pt" style:font-weight-complex="normal"/>
    </style:style>
    <style:style style:name="T28" style:family="text">
      <style:text-properties style:font-name="Droid Sans Mono1" fo:font-size="15pt" fo:font-weight="bold" style:font-size-asian="15pt" style:font-weight-asian="bold" style:font-size-complex="15pt" style:font-weight-complex="bold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1" style:family="text">
      <style:text-properties fo:font-size="20pt" style:text-underline-style="none" style:font-size-asian="20pt" style:font-size-complex="20pt"/>
    </style:style>
    <style:style style:name="T32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33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ре</text:span><text:span text:style-name="T1">ку</text:span><text:span text:style-name="T1">рр</text:span><text:span text:style-name="T1">ен</text:span><text:span text:style-name="T1">тн</text:span><text:span text:style-name="T1">ая </text:span><text:span text:style-name="T1">не</text:span><text:span text:style-name="T1">йр</text:span><text:span text:style-name="T1">он</text:span><text:span text:style-name="T1">на</text:span><text:span text:style-name="T1">я </text:span><text:span text:style-name="T1">се</text:span><text:span text:style-name="T1">ть </text:span><text:span text:style-name="T1">LS</text:span><text:span text:style-name="T1">TM</text:span></text:p>
            <text:p><text:span text:style-name="T1"><text:s/></text:span></text:p>
            <text:p><text:span text:style-name="T1"/></text:p>
            <text:p><text:span text:style-name="T2">Евге</text:span><text:span text:style-name="T2">ний </text:span><text:span text:style-name="T2">Бор</text:span><text:span text:style-name="T2">исо</text:span><text:span text:style-name="T2">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draw:frame presentation:style-name="pr4" draw:text-style-name="P4" draw:layer="layout" svg:width="16cm" svg:height="1.089cm" svg:x="3.4cm" svg:y="4cm" presentation:class="subtitle" presentation:user-transformed="true">
          <draw:text-box>
            <text:p text:style-name="P3"><text:span text:style-name="T5">мод</text:span><text:span text:style-name="T5">ель </text:span><text:span text:style-name="T5">ней</text:span><text:span text:style-name="T5">рон</text:span><text:span text:style-name="T5">а</text:span></text:p>
          </draw:text-box>
        </draw:frame>
        <draw:frame draw:style-name="gr2" draw:text-style-name="P3" draw:layer="layout" svg:width="13.365cm" svg:height="2.525cm" svg:x="1.835cm" svg:y="6.6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3" draw:text-style-name="P6" xml:id="id1" draw:id="id1" draw:layer="layout" svg:width="1.2cm" svg:height="1.2cm" svg:x="1.6cm" svg:y="11.8cm">
          <text:p text:style-name="P5"><text:span text:style-name="T6">x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2" draw:id="id2" draw:layer="layout" svg:width="1.2cm" svg:height="1.2cm" svg:x="1.6cm" svg:y="13.6cm">
          <text:p text:style-name="P5"><text:span text:style-name="T6">x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3" draw:id="id3" draw:layer="layout" svg:width="1.2cm" svg:height="1.2cm" svg:x="1.6cm" svg:y="16cm">
          <text:p text:style-name="P5"><text:span text:style-name="T6">x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4" draw:id="id4" draw:layer="layout" svg:width="1.2cm" svg:height="1.2cm" svg:x="1.6cm" svg:y="17.8cm">
          <text:p text:style-name="P5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type="line" svg:x1="2.8cm" svg:y1="12.4cm" svg:x2="5.05cm" svg:y2="13.549cm" draw:start-shape="id1" draw:start-glue-point="10" svg:d="M2800 12400l2250 1149" svg:viewBox="0 0 2251 1150">
          <text:p text:style-name="P3"/>
          <text:p text:style-name="P3">w<text:span text:style-name="T8">1</text:span></text:p>
        </draw:connector>
        <draw:custom-shape draw:style-name="gr5" draw:text-style-name="P9" xml:id="id5" draw:id="id5" draw:layer="layout" svg:width="2.4cm" svg:height="3.6cm" svg:x="5.2cm" svg:y="12.8cm">
          <text:p text:style-name="P8"><text:span text:style-name="T9">Σ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type="line" svg:x1="2.8cm" svg:y1="14.2cm" svg:x2="5.017cm" svg:y2="14.137cm" draw:start-shape="id2" draw:start-glue-point="10" svg:d="M2800 14200l2217-63" svg:viewBox="0 0 2218 64">
          <text:p text:style-name="P3"/>
          <text:p text:style-name="P3">w<text:span text:style-name="T8">2</text:span></text:p>
        </draw:connector>
        <draw:connector draw:style-name="gr4" draw:text-style-name="P7" draw:layer="layout" draw:type="line" svg:x1="2.8cm" svg:y1="16.6cm" svg:x2="4.985cm" svg:y2="15.347cm" draw:start-shape="id3" draw:start-glue-point="10" svg:d="M2800 16600l2185-1253" svg:viewBox="0 0 2186 1254">
          <text:p text:style-name="P3"/>
          <text:p text:style-name="P3">w<text:span text:style-name="T8">n</text:span></text:p>
        </draw:connector>
        <draw:connector draw:style-name="gr4" draw:text-style-name="P7" draw:layer="layout" draw:type="curve" svg:x1="2.8cm" svg:y1="18.4cm" svg:x2="6.4cm" svg:y2="16.4cm" draw:start-shape="id4" draw:start-glue-point="10" draw:end-shape="id5" draw:end-glue-point="2" svg:d="M2800 18400c2400 0 3600-666 3600-2000" svg:viewBox="0 0 3601 2001">
          <text:p text:style-name="P3"><text:s text:c="7"/>w<text:span text:style-name="T8">0</text:span></text:p>
        </draw:connector>
        <draw:custom-shape draw:style-name="gr6" draw:text-style-name="P11" xml:id="id6" draw:id="id6" draw:layer="layout" svg:width="2.4cm" svg:height="1.8cm" svg:x="9cm" svg:y="13.8cm">
          <text:p text:style-name="P10"><text:span text:style-name="T9">σ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7" draw:id="id7" draw:layer="layout" svg:width="1.2cm" svg:height="1.2cm" svg:x="13.2cm" svg:y="14.2cm">
          <text:p text:style-name="P5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3" draw:layer="layout" draw:type="line" svg:x1="7.6cm" svg:y1="14.6cm" svg:x2="9cm" svg:y2="14.7cm" draw:start-shape="id5" draw:start-glue-point="1" draw:end-shape="id6" draw:end-glue-point="3" svg:d="M7600 14600l1400 100" svg:viewBox="0 0 1401 101">
          <text:p/>
        </draw:connector>
        <draw:connector draw:style-name="gr8" draw:text-style-name="P13" draw:layer="layout" draw:type="line" svg:x1="11.4cm" svg:y1="14.7cm" svg:x2="13.2cm" svg:y2="14.8cm" draw:start-shape="id6" draw:start-glue-point="1" draw:end-shape="id7" draw:end-glue-point="6" svg:d="M11400 14700l1800 100" svg:viewBox="0 0 1801 101">
          <text:p/>
        </draw:connector>
        <draw:frame draw:style-name="gr9" draw:text-style-name="P14" draw:layer="layout" svg:width="8.4cm" svg:height="2.752cm" svg:x="16.4cm" svg:y="6.6cm">
          <draw:text-box>
            <text:p><text:span text:style-name="T10">x</text:span><text:span text:style-name="T11">i</text:span><text:span text:style-name="T12"> - </text:span><text:span text:style-name="T12">вход</text:span></text:p>
            <text:p><text:span text:style-name="T13">w</text:span><text:span text:style-name="T11">i</text:span><text:span text:style-name="T13"> </text:span><text:span text:style-name="T12">- </text:span><text:span text:style-name="T12">вес </text:span><text:span text:style-name="T12">связ</text:span><text:span text:style-name="T12">и</text:span></text:p>
            <text:p><text:span text:style-name="T10">σ</text:span><text:span text:style-name="T6"> - </text:span><text:span text:style-name="T6">функ</text:span><text:span text:style-name="T6">ция </text:span><text:span text:style-name="T6">акти</text:span><text:span text:style-name="T6">ваци</text:span><text:span text:style-name="T6">и</text:span></text:p>
          </draw:text-box>
        </draw:frame>
        <draw:frame draw:style-name="gr2" draw:text-style-name="P3" draw:layer="layout" svg:width="7.968cm" svg:height="2.292cm" svg:x="13.8cm" svg:y="17.10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0" draw:text-style-name="P15" draw:layer="layout" svg:width="7.2cm" svg:height="0.989cm" svg:x="16.6cm" svg:y="16cm">
          <draw:text-box>
            <text:p><text:span text:style-name="T6">сост</text:span><text:span text:style-name="T6">ояни</text:span><text:span text:style-name="T6">е </text:span><text:span text:style-name="T6">нейр</text:span><text:span text:style-name="T6">она</text:span></text:p>
          </draw:text-box>
        </draw:frame>
        <draw:frame draw:style-name="gr11" draw:text-style-name="P13" draw:layer="layout" svg:width="6.2cm" svg:height="4.937cm" svg:x="18cm" svg:y="10cm">
          <draw:image xlink:href="Pictures/100002010000017F0000013188D0BF8E468053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draw:frame draw:style-name="gr12" draw:text-style-name="P18" draw:layer="layout" svg:width="10cm" svg:height="7.791cm" svg:x="1cm" svg:y="7.809cm">
          <draw:text-box>
            <text:p><text:span text:style-name="T14">нейро</text:span><text:span text:style-name="T14">ны </text:span><text:span text:style-name="T14">объед</text:span><text:span text:style-name="T14">инены </text:span><text:span text:style-name="T14">в слои</text:span></text:p>
            <text:p><text:span text:style-name="T14"/></text:p>
            <text:p text:style-name="P17"><text:span text:style-name="T14">сигна</text:span><text:span text:style-name="T14">л </text:span><text:span text:style-name="T14">распр</text:span><text:span text:style-name="T14">остра</text:span><text:span text:style-name="T14">няетс</text:span><text:span text:style-name="T14">я </text:span><text:span text:style-name="T14">посло</text:span><text:span text:style-name="T14">йно</text:span></text:p>
            <text:p><text:span text:style-name="T14"/></text:p>
            <text:p><text:span text:style-name="T14"/></text:p>
            <text:p><text:span text:style-name="T14">входн</text:span><text:span text:style-name="T14">ой </text:span><text:span text:style-name="T14">рапре</text:span><text:span text:style-name="T14">делит</text:span><text:span text:style-name="T14">ельны</text:span><text:span text:style-name="T14">й слой</text:span></text:p>
            <text:p><text:span text:style-name="T14"/></text:p>
            <text:p><text:span text:style-name="T14">обраб</text:span><text:span text:style-name="T14">атыва</text:span><text:span text:style-name="T14">ющие </text:span><text:span text:style-name="T14">скрыт</text:span><text:span text:style-name="T14">ые </text:span><text:span text:style-name="T14">слои</text:span></text:p>
            <text:p><text:span text:style-name="T14"/></text:p>
            <text:p><text:span text:style-name="T14">обраб</text:span><text:span text:style-name="T14">атыва</text:span><text:span text:style-name="T14">ющий </text:span><text:span text:style-name="T14">выход</text:span><text:span text:style-name="T14">ной </text:span><text:span text:style-name="T14">слой</text:span></text:p>
            <text:p><text:span text:style-name="T14"/></text:p>
            <text:p><text:span text:style-name="T14"/></text:p>
            <text:p><text:span text:style-name="T14"/></text:p>
          </draw:text-box>
        </draw:frame>
        <draw:frame draw:style-name="gr13" draw:text-style-name="P13" draw:layer="layout" svg:width="12.318cm" svg:height="10.978cm" svg:x="14.6cm" svg:y="7.822cm">
          <draw:image xlink:href="Pictures/100002010000024300000204E8E1964778AA5344.png" xlink:type="simple" xlink:show="embed" xlink:actuate="onLoad" draw:mime-type="image/png">
            <text:p/>
          </draw:image>
        </draw:frame>
        <draw:frame draw:style-name="gr14" draw:text-style-name="P15" draw:layer="layout" svg:width="20.8cm" svg:height="3.199cm" svg:x="1cm" svg:y="3.801cm">
          <draw:text-box>
            <text:p><text:span text:style-name="T1">конн</text:span><text:span text:style-name="T1">екц</text:span><text:span text:style-name="T1">ион</text:span><text:span text:style-name="T1">изм</text:span> - <text:s/></text:p>
            <text:p>модель ИИ из связанных между собой простых элементов</text:p>
            <text:p/>
            <text:p><text:span text:style-name="T1">мног</text:span><text:span text:style-name="T1">осло</text:span><text:span text:style-name="T1">йная </text:span><text:span text:style-name="T1">сеть </text:span><text:span text:style-name="T1">пря</text:span><text:span text:style-name="T1">мого </text:span><text:span text:style-name="T1">расп</text:span><text:span text:style-name="T1">рост</text:span><text:span text:style-name="T1">ране</text:span><text:span text:style-name="T1">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draw:frame draw:style-name="gr15" draw:text-style-name="P15" draw:layer="layout" svg:width="15.356cm" svg:height="0.988cm" svg:x="1.044cm" svg:y="3.968cm">
          <draw:text-box>
            <text:p><text:span text:style-name="T1">обуч</text:span><text:span text:style-name="T1">ение </text:span><text:span text:style-name="T1">мног</text:span><text:span text:style-name="T1">осло</text:span><text:span text:style-name="T1">йны</text:span><text:span text:style-name="T1">х </text:span><text:span text:style-name="T1">сете</text:span><text:span text:style-name="T1">й</text:span></text:p>
          </draw:text-box>
        </draw:frame>
        <draw:frame draw:style-name="gr2" draw:text-style-name="P3" draw:layer="layout" svg:width="4.614cm" svg:height="0.886cm" svg:x="1.2cm" svg:y="5.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3" draw:layer="layout" svg:width="4.563cm" svg:height="0.894cm" svg:x="1.237cm" svg:y="8.50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0" draw:text-style-name="P15" draw:layer="layout" svg:width="12.4cm" svg:height="0.989cm" svg:x="6.8cm" svg:y="8.211cm">
          <draw:text-box>
            <text:p>функция потери (Y ответ, С класс )</text:p>
          </draw:text-box>
        </draw:frame>
        <draw:frame draw:style-name="gr16" draw:text-style-name="P15" draw:layer="layout" svg:width="20.4cm" svg:height="1.725cm" svg:x="6.6cm" svg:y="5.6cm">
          <draw:text-box>
            <text:p>классификатор (X вход, W параметры, Y ответ)</text:p>
          </draw:text-box>
        </draw:frame>
        <draw:frame draw:style-name="gr2" draw:text-style-name="P3" draw:layer="layout" svg:width="7.719cm" svg:height="1.623cm" svg:x="6.681cm" svg:y="12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7" draw:text-style-name="P15" draw:layer="layout" svg:width="18.6cm" svg:height="1cm" svg:x="3.2cm" svg:y="10.6cm">
          <draw:text-box>
            <text:p>обучение классификатора как задача оптимизации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draw:frame draw:style-name="gr18" draw:text-style-name="P7" draw:layer="layout" svg:width="16.8cm" svg:height="3.936cm" svg:x="3.8cm" svg:y="4cm">
          <draw:text-box>
            <text:p text:style-name="P3"><text:span text:style-name="T1">реку</text:span><text:span text:style-name="T1">рре</text:span><text:span text:style-name="T1">нтн</text:span><text:span text:style-name="T1">ые </text:span><text:span text:style-name="T1">ней</text:span><text:span text:style-name="T1">росе</text:span><text:span text:style-name="T1">ти</text:span></text:p>
            <text:p text:style-name="P3"><text:span text:style-name="T1"/></text:p>
            <text:p text:style-name="P3">последовательности примеров</text:p>
            <text:p text:style-name="P3"/>
            <text:p text:style-name="P19"><text:span text:style-name="T15">сеть </text:span><text:span text:style-name="T15">Элма</text:span><text:span text:style-name="T15">на</text:span></text:p>
          </draw:text-box>
        </draw:frame>
        <draw:frame draw:style-name="gr13" draw:text-style-name="P13" draw:layer="layout" svg:width="6.421cm" svg:height="4.2cm" svg:x="2.179cm" svg:y="12.4cm">
          <draw:image xlink:href="Pictures/1000020100000127000000C1265F94627536E4FB.png" xlink:type="simple" xlink:show="embed" xlink:actuate="onLoad" draw:mime-type="image/png">
            <text:p/>
          </draw:image>
        </draw:frame>
        <draw:frame draw:style-name="gr19" draw:text-style-name="P20" draw:layer="layout" svg:width="19.2cm" svg:height="1.454cm" svg:x="1cm" svg:y="17.546cm">
          <draw:text-box>
            <text:p text:style-name="P3"><text:span text:style-name="T16"/></text:p>
            <text:p text:style-name="P3"><text:span text:style-name="T17">Jeffrey </text:span><text:span text:style-name="T17">L.Elman </text:span><text:span text:style-name="T17">Finding </text:span><text:span text:style-name="T17">Structur</text:span><text:span text:style-name="T17">e in </text:span><text:span text:style-name="T17">Time // </text:span><text:span text:style-name="T17">COGNITIV</text:span><text:span text:style-name="T17">E </text:span><text:span text:style-name="T17">SCIENCE </text:span><text:span text:style-name="T17">14, 179-</text:span><text:span text:style-name="T17">211 </text:span><text:span text:style-name="T17">(1990)</text:span></text:p>
          </draw:text-box>
        </draw:frame>
        <draw:frame draw:style-name="gr11" draw:text-style-name="P13" draw:layer="layout" svg:width="14.363cm" svg:height="3.104cm" svg:x="11.037cm" svg:y="13.896cm">
          <draw:image xlink:href="Pictures/100002010000014D000000481ED2218372B85129.png" xlink:type="simple" xlink:show="embed" xlink:actuate="onLoad" draw:mime-type="image/png">
            <text:p/>
          </draw:image>
        </draw:frame>
        <draw:frame draw:style-name="gr11" draw:text-style-name="P13" draw:layer="layout" svg:width="7.513cm" svg:height="4.894cm" svg:x="10.2cm" svg:y="7cm">
          <draw:image xlink:href="Pictures/100002010000011C000000B9C9F46913602401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draw:frame draw:style-name="gr20" draw:text-style-name="P21" draw:layer="layout" svg:width="18.2cm" svg:height="4.673cm" svg:x="3.8cm" svg:y="4cm">
          <draw:text-box>
            <text:p text:style-name="P3"><text:span text:style-name="T18">реку</text:span><text:span text:style-name="T18">рре</text:span><text:span text:style-name="T18">нтн</text:span><text:span text:style-name="T18">ые </text:span><text:span text:style-name="T18">ней</text:span><text:span text:style-name="T18">росе</text:span><text:span text:style-name="T18">ти</text:span></text:p>
            <text:p text:style-name="P3"><text:span text:style-name="T18"/></text:p>
            <text:p text:style-name="P3"><text:span text:style-name="T19">посл</text:span><text:span text:style-name="T19">едов</text:span><text:span text:style-name="T19">ател</text:span><text:span text:style-name="T19">ьнос</text:span><text:span text:style-name="T19">ти </text:span><text:span text:style-name="T19">прим</text:span><text:span text:style-name="T19">еров</text:span></text:p>
            <text:p text:style-name="P3"><text:span text:style-name="T19"/></text:p>
            <text:p text:style-name="P3"><text:span text:style-name="T19">спос</text:span><text:span text:style-name="T19">обы </text:span><text:span text:style-name="T19">орга</text:span><text:span text:style-name="T19">низа</text:span><text:span text:style-name="T19">ции </text:span><text:span text:style-name="T19">рабо</text:span><text:span text:style-name="T19">ты </text:span><text:span text:style-name="T19">реку</text:span><text:span text:style-name="T19">ррен</text:span><text:span text:style-name="T19">тной </text:span><text:span text:style-name="T19">сети</text:span></text:p>
          </draw:text-box>
        </draw:frame>
        <draw:frame draw:style-name="gr11" draw:text-style-name="P13" draw:layer="layout" svg:width="5.74cm" svg:height="4.47cm" svg:x="10.46cm" svg:y="12.53cm">
          <draw:image xlink:href="Pictures/10000201000000D9000000A9B5513F4C9CA20E43.png" xlink:type="simple" xlink:show="embed" xlink:actuate="onLoad" draw:mime-type="image/png">
            <text:p/>
          </draw:image>
        </draw:frame>
        <draw:frame draw:style-name="gr21" draw:text-style-name="P23" draw:layer="layout" svg:width="26cm" svg:height="2.78cm" svg:x="1cm" svg:y="8.84cm">
          <draw:text-box>
            <text:p text:style-name="P22"><text:span text:style-name="T20">1. </text:span><text:span text:style-name="T21">"мног</text:span><text:span text:style-name="T21">о в </text:span><text:span text:style-name="T21">один" </text:span><text:span text:style-name="T21">(many</text:span><text:span text:style-name="T21">-to-</text:span><text:span text:style-name="T21">one) </text:span><text:span text:style-name="T21">- </text:span><text:span text:style-name="T21">скрыт</text:span><text:span text:style-name="T21">ый </text:span><text:span text:style-name="T21">слой </text:span><text:span text:style-name="T21">после</text:span><text:span text:style-name="T21">доват</text:span><text:span text:style-name="T21">ельно </text:span><text:span text:style-name="T21">измен</text:span><text:span text:style-name="T21">яет </text:span><text:span text:style-name="T21">своё </text:span><text:span text:style-name="T21">состо</text:span><text:span text:style-name="T21">яние, </text:span><text:span text:style-name="T21">из </text:span><text:span text:style-name="T21">его </text:span><text:span text:style-name="T21">конеч</text:span><text:span text:style-name="T21">ного </text:span><text:span text:style-name="T21">состо</text:span><text:span text:style-name="T21">яния </text:span><text:span text:style-name="T21">вычис</text:span><text:span text:style-name="T21">ляетс</text:span><text:span text:style-name="T21">я </text:span><text:span text:style-name="T21">выход </text:span><text:span text:style-name="T21">сети, </text:span></text:p>
            <text:p text:style-name="P22"><text:span text:style-name="T21">эту </text:span><text:span text:style-name="T21">схему </text:span><text:span text:style-name="T21">можно </text:span><text:span text:style-name="T21">испол</text:span><text:span text:style-name="T21">ьзова</text:span><text:span text:style-name="T21">ть </text:span><text:span text:style-name="T21">для </text:span><text:span text:style-name="T21">класс</text:span><text:span text:style-name="T21">ифика</text:span><text:span text:style-name="T21">ции </text:span><text:span text:style-name="T21">текст</text:span><text:span text:style-name="T21">ов </text:span></text:p>
          </draw:text-box>
        </draw:frame>
        <draw:frame draw:style-name="gr22" draw:text-style-name="P24" draw:layer="layout" svg:width="14.514cm" svg:height="0.663cm" svg:x="1.086cm" svg:y="19.137cm">
          <draw:text-box>
            <text:p text:style-name="P22"><text:span text:style-name="T22">Andrej </text:span><text:span text:style-name="T22">Karpathy </text:span><text:span text:style-name="T22">The </text:span><text:span text:style-name="T22">Unreason</text:span><text:span text:style-name="T22">able </text:span><text:span text:style-name="T22">Effectiven</text:span><text:span text:style-name="T22">ess of </text:span><text:span text:style-name="T22">Recurrent </text:span><text:span text:style-name="T22">Neural </text:span><text:span text:style-name="T22">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draw:frame draw:style-name="gr20" draw:text-style-name="P21" draw:layer="layout" svg:width="18.2cm" svg:height="4.673cm" svg:x="3.8cm" svg:y="4cm">
          <draw:text-box>
            <text:p text:style-name="P3"><text:span text:style-name="T18">реку</text:span><text:span text:style-name="T18">рре</text:span><text:span text:style-name="T18">нтн</text:span><text:span text:style-name="T18">ые </text:span><text:span text:style-name="T18">ней</text:span><text:span text:style-name="T18">росе</text:span><text:span text:style-name="T18">ти</text:span></text:p>
            <text:p text:style-name="P3"><text:span text:style-name="T18"/></text:p>
            <text:p text:style-name="P3"><text:span text:style-name="T19">посл</text:span><text:span text:style-name="T19">едов</text:span><text:span text:style-name="T19">ател</text:span><text:span text:style-name="T19">ьнос</text:span><text:span text:style-name="T19">ти </text:span><text:span text:style-name="T19">прим</text:span><text:span text:style-name="T19">еров</text:span></text:p>
            <text:p text:style-name="P3"><text:span text:style-name="T19"/></text:p>
            <text:p text:style-name="P3"><text:span text:style-name="T19">спос</text:span><text:span text:style-name="T19">обы </text:span><text:span text:style-name="T19">орга</text:span><text:span text:style-name="T19">низа</text:span><text:span text:style-name="T19">ции </text:span><text:span text:style-name="T19">рабо</text:span><text:span text:style-name="T19">ты </text:span><text:span text:style-name="T19">реку</text:span><text:span text:style-name="T19">ррен</text:span><text:span text:style-name="T19">тной </text:span><text:span text:style-name="T19">сети</text:span></text:p>
          </draw:text-box>
        </draw:frame>
        <draw:frame draw:style-name="gr21" draw:text-style-name="P25" draw:layer="layout" svg:width="26cm" svg:height="2.78cm" svg:x="1cm" svg:y="9.22cm">
          <draw:text-box>
            <text:p text:style-name="P22"><text:span text:style-name="T20">2. </text:span><text:span text:style-name="T21">"один </text:span><text:span text:style-name="T21">во </text:span><text:span text:style-name="T21">много</text:span><text:span text:style-name="T21">" </text:span><text:span text:style-name="T21">(one-</text:span><text:span text:style-name="T21">to-</text:span><text:span text:style-name="T21">many) </text:span><text:span text:style-name="T21">- </text:span><text:span text:style-name="T21">скрыт</text:span><text:span text:style-name="T21">ый </text:span><text:span text:style-name="T21">слой </text:span><text:span text:style-name="T21">иници</text:span><text:span text:style-name="T21">ализи</text:span><text:span text:style-name="T21">руетс</text:span><text:span text:style-name="T21">я </text:span><text:span text:style-name="T21">одним </text:span><text:span text:style-name="T21">входо</text:span><text:span text:style-name="T21">м, из </text:span><text:span text:style-name="T21">цепоч</text:span><text:span text:style-name="T21">ки </text:span><text:span text:style-name="T21">его </text:span><text:span text:style-name="T21">после</text:span><text:span text:style-name="T21">дующи</text:span><text:span text:style-name="T21">х </text:span><text:span text:style-name="T21">состо</text:span><text:span text:style-name="T21">яний </text:span><text:span text:style-name="T21">генер</text:span><text:span text:style-name="T21">ируют</text:span><text:span text:style-name="T21">ся </text:span><text:span text:style-name="T21">выход</text:span><text:span text:style-name="T21">ы </text:span><text:span text:style-name="T21">сети, </text:span></text:p>
            <text:p text:style-name="P22"><text:span text:style-name="T21">эту </text:span><text:span text:style-name="T21">схему </text:span><text:span text:style-name="T21">можно </text:span><text:span text:style-name="T21">испол</text:span><text:span text:style-name="T21">ьзова</text:span><text:span text:style-name="T21">ть </text:span><text:span text:style-name="T21">для </text:span><text:span text:style-name="T21">аннот</text:span><text:span text:style-name="T21">ирова</text:span><text:span text:style-name="T21">ния </text:span><text:span text:style-name="T21">изобр</text:span><text:span text:style-name="T21">ажени</text:span><text:span text:style-name="T21">й </text:span></text:p>
          </draw:text-box>
        </draw:frame>
        <draw:frame draw:style-name="gr11" draw:text-style-name="P13" draw:layer="layout" svg:width="5.661cm" svg:height="4.312cm" svg:x="10.2cm" svg:y="13.088cm">
          <draw:image xlink:href="Pictures/10000201000000D6000000A366C964D775D4342A.png" xlink:type="simple" xlink:show="embed" xlink:actuate="onLoad" draw:mime-type="image/png">
            <text:p/>
          </draw:image>
        </draw:frame>
        <draw:frame draw:style-name="gr22" draw:text-style-name="P24" draw:layer="layout" svg:width="14.514cm" svg:height="0.663cm" svg:x="1.086cm" svg:y="19.138cm">
          <draw:text-box>
            <text:p text:style-name="P22"><text:span text:style-name="T22">Andrej </text:span><text:span text:style-name="T22">Karpathy </text:span><text:span text:style-name="T22">The </text:span><text:span text:style-name="T22">Unreason</text:span><text:span text:style-name="T22">able </text:span><text:span text:style-name="T22">Effectiven</text:span><text:span text:style-name="T22">ess of </text:span><text:span text:style-name="T22">Recurrent </text:span><text:span text:style-name="T22">Neural </text:span><text:span text:style-name="T22">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draw:frame draw:style-name="gr11" draw:text-style-name="P13" draw:layer="layout" svg:width="5.688cm" svg:height="4.418cm" svg:x="9.912cm" svg:y="8.582cm">
          <draw:image xlink:href="Pictures/10000201000000D7000000A7C8CB1693B1712810.png" xlink:type="simple" xlink:show="embed" xlink:actuate="onLoad" draw:mime-type="image/png">
            <text:p/>
          </draw:image>
        </draw:frame>
        <draw:frame draw:style-name="gr23" draw:text-style-name="P25" draw:layer="layout" svg:width="20.132cm" svg:height="3.903cm" svg:x="3.2cm" svg:y="13.8cm">
          <draw:text-box>
            <text:p text:style-name="P22"><text:span text:style-name="T21">3. </text:span><text:span text:style-name="T21">"мног</text:span><text:span text:style-name="T21">о во </text:span><text:span text:style-name="T21">много</text:span><text:span text:style-name="T21">" </text:span><text:span text:style-name="T21">(many</text:span><text:span text:style-name="T21">-to-</text:span><text:span text:style-name="T21">many </text:span><text:span text:style-name="T21">sync.</text:span><text:span text:style-name="T21">) - </text:span><text:span text:style-name="T21">на </text:span><text:span text:style-name="T21">кажды</text:span><text:span text:style-name="T21">й </text:span><text:span text:style-name="T21">вход </text:span><text:span text:style-name="T21">сеть </text:span><text:span text:style-name="T21">выдаё</text:span><text:span text:style-name="T21">т </text:span><text:span text:style-name="T21">выход</text:span><text:span text:style-name="T21">, </text:span><text:span text:style-name="T21">котор</text:span><text:span text:style-name="T21">ый </text:span><text:span text:style-name="T21">завис</text:span><text:span text:style-name="T21">ит от </text:span><text:span text:style-name="T21">преды</text:span><text:span text:style-name="T21">дущих </text:span><text:span text:style-name="T21">входо</text:span><text:span text:style-name="T21">в, </text:span></text:p>
            <text:p text:style-name="P22"><text:span text:style-name="T21">эту </text:span><text:span text:style-name="T21">схему </text:span><text:span text:style-name="T21">можно </text:span><text:span text:style-name="T21">испол</text:span><text:span text:style-name="T21">ьзова</text:span><text:span text:style-name="T21">ть </text:span><text:span text:style-name="T21">для </text:span><text:span text:style-name="T21">класс</text:span><text:span text:style-name="T21">ифика</text:span><text:span text:style-name="T21">ции </text:span><text:span text:style-name="T21">видео</text:span></text:p>
            <text:p text:style-name="P22"><text:span text:style-name="T21"/></text:p>
          </draw:text-box>
        </draw:frame>
        <draw:frame draw:style-name="gr20" draw:text-style-name="P21" draw:layer="layout" svg:width="18.2cm" svg:height="4.673cm" svg:x="3.8cm" svg:y="4.001cm">
          <draw:text-box>
            <text:p text:style-name="P3"><text:span text:style-name="T18">реку</text:span><text:span text:style-name="T18">рре</text:span><text:span text:style-name="T18">нтн</text:span><text:span text:style-name="T18">ые </text:span><text:span text:style-name="T18">ней</text:span><text:span text:style-name="T18">росе</text:span><text:span text:style-name="T18">ти</text:span></text:p>
            <text:p text:style-name="P3"><text:span text:style-name="T18"/></text:p>
            <text:p text:style-name="P3"><text:span text:style-name="T19">посл</text:span><text:span text:style-name="T19">едов</text:span><text:span text:style-name="T19">ател</text:span><text:span text:style-name="T19">ьнос</text:span><text:span text:style-name="T19">ти </text:span><text:span text:style-name="T19">прим</text:span><text:span text:style-name="T19">еров</text:span></text:p>
            <text:p text:style-name="P3"><text:span text:style-name="T19"/></text:p>
            <text:p text:style-name="P3"><text:span text:style-name="T19">спос</text:span><text:span text:style-name="T19">обы </text:span><text:span text:style-name="T19">орга</text:span><text:span text:style-name="T19">низа</text:span><text:span text:style-name="T19">ции </text:span><text:span text:style-name="T19">рабо</text:span><text:span text:style-name="T19">ты </text:span><text:span text:style-name="T19">реку</text:span><text:span text:style-name="T19">ррен</text:span><text:span text:style-name="T19">тной </text:span><text:span text:style-name="T19">сети</text:span></text:p>
          </draw:text-box>
        </draw:frame>
        <draw:frame draw:style-name="gr22" draw:text-style-name="P24" draw:layer="layout" svg:width="14.514cm" svg:height="0.663cm" svg:x="1.086cm" svg:y="19.138cm">
          <draw:text-box>
            <text:p text:style-name="P22"><text:span text:style-name="T22">Andrej </text:span><text:span text:style-name="T22">Karpathy </text:span><text:span text:style-name="T22">The </text:span><text:span text:style-name="T22">Unreason</text:span><text:span text:style-name="T22">able </text:span><text:span text:style-name="T22">Effectiven</text:span><text:span text:style-name="T22">ess of </text:span><text:span text:style-name="T22">Recurrent </text:span><text:span text:style-name="T22">Neural </text:span><text:span text:style-name="T22">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draw:frame draw:style-name="gr11" draw:text-style-name="P13" draw:layer="layout" svg:width="8.651cm" svg:height="4.365cm" svg:x="7.8cm" svg:y="8.835cm">
          <draw:image xlink:href="Pictures/1000020100000147000000A59706D76790BC7D7F.png" xlink:type="simple" xlink:show="embed" xlink:actuate="onLoad" draw:mime-type="image/png">
            <text:p/>
          </draw:image>
        </draw:frame>
        <draw:frame draw:style-name="gr24" draw:text-style-name="P25" draw:layer="layout" svg:width="26cm" svg:height="5.631cm" svg:x="1.2cm" svg:y="13.8cm">
          <draw:text-box>
            <text:p text:style-name="P22"><text:span text:style-name="T21">4. </text:span><text:span text:style-name="T21">"мног</text:span><text:span text:style-name="T21">о во </text:span><text:span text:style-name="T21">много</text:span><text:span text:style-name="T21">" </text:span><text:span text:style-name="T21">(many</text:span><text:span text:style-name="T21">-to-</text:span><text:span text:style-name="T21">many) </text:span><text:span text:style-name="T21">- </text:span><text:span text:style-name="T21">скрыт</text:span><text:span text:style-name="T21">ый </text:span><text:span text:style-name="T21">слой </text:span><text:span text:style-name="T21">после</text:span><text:span text:style-name="T21">доват</text:span><text:span text:style-name="T21">ельно </text:span><text:span text:style-name="T21">измен</text:span><text:span text:style-name="T21">яет </text:span><text:span text:style-name="T21">своё </text:span><text:span text:style-name="T21">состо</text:span><text:span text:style-name="T21">яние, </text:span><text:span text:style-name="T21">его </text:span><text:span text:style-name="T21">конеч</text:span><text:span text:style-name="T21">ное </text:span><text:span text:style-name="T21">состо</text:span><text:span text:style-name="T21">яние </text:span><text:span text:style-name="T21">служи</text:span><text:span text:style-name="T21">т </text:span><text:span text:style-name="T21">иници</text:span><text:span text:style-name="T21">ализа</text:span><text:span text:style-name="T21">цией </text:span><text:span text:style-name="T21">для </text:span><text:span text:style-name="T21">выдач</text:span><text:span text:style-name="T21">и </text:span><text:span text:style-name="T21">цепоч</text:span><text:span text:style-name="T21">ки </text:span><text:span text:style-name="T21">резул</text:span><text:span text:style-name="T21">ьтато</text:span><text:span text:style-name="T21">в, </text:span></text:p>
            <text:p text:style-name="P22"><text:span text:style-name="T21">эту </text:span><text:span text:style-name="T21">схему </text:span><text:span text:style-name="T21">можно </text:span><text:span text:style-name="T21">испол</text:span><text:span text:style-name="T21">ьзова</text:span><text:span text:style-name="T21">ть </text:span><text:span text:style-name="T21">для </text:span><text:span text:style-name="T21">созда</text:span><text:span text:style-name="T21">ния </text:span><text:span text:style-name="T21">систе</text:span><text:span text:style-name="T21">м </text:span><text:span text:style-name="T21">машин</text:span><text:span text:style-name="T21">ного </text:span><text:span text:style-name="T21">перев</text:span><text:span text:style-name="T21">ода и </text:span><text:span text:style-name="T21">чат-</text:span><text:span text:style-name="T21">ботов</text:span></text:p>
            <text:p text:style-name="P22"><text:span text:style-name="T21"/></text:p>
          </draw:text-box>
        </draw:frame>
        <draw:frame draw:style-name="gr20" draw:text-style-name="P21" draw:layer="layout" svg:width="18.2cm" svg:height="4.673cm" svg:x="3.8cm" svg:y="4.002cm">
          <draw:text-box>
            <text:p text:style-name="P3"><text:span text:style-name="T18">реку</text:span><text:span text:style-name="T18">рре</text:span><text:span text:style-name="T18">нтн</text:span><text:span text:style-name="T18">ые </text:span><text:span text:style-name="T18">ней</text:span><text:span text:style-name="T18">росе</text:span><text:span text:style-name="T18">ти</text:span></text:p>
            <text:p text:style-name="P3"><text:span text:style-name="T18"/></text:p>
            <text:p text:style-name="P3"><text:span text:style-name="T19">посл</text:span><text:span text:style-name="T19">едов</text:span><text:span text:style-name="T19">ател</text:span><text:span text:style-name="T19">ьнос</text:span><text:span text:style-name="T19">ти </text:span><text:span text:style-name="T19">прим</text:span><text:span text:style-name="T19">еров</text:span></text:p>
            <text:p text:style-name="P3"><text:span text:style-name="T19"/></text:p>
            <text:p text:style-name="P3"><text:span text:style-name="T19">спос</text:span><text:span text:style-name="T19">обы </text:span><text:span text:style-name="T19">орга</text:span><text:span text:style-name="T19">низа</text:span><text:span text:style-name="T19">ции </text:span><text:span text:style-name="T19">рабо</text:span><text:span text:style-name="T19">ты </text:span><text:span text:style-name="T19">реку</text:span><text:span text:style-name="T19">ррен</text:span><text:span text:style-name="T19">тной </text:span><text:span text:style-name="T19">сети</text:span></text:p>
          </draw:text-box>
        </draw:frame>
        <draw:frame draw:style-name="gr22" draw:text-style-name="P24" draw:layer="layout" svg:width="14.514cm" svg:height="0.663cm" svg:x="1.086cm" svg:y="19.138cm">
          <draw:text-box>
            <text:p text:style-name="P22"><text:span text:style-name="T22">Andrej </text:span><text:span text:style-name="T22">Karpathy </text:span><text:span text:style-name="T22">The </text:span><text:span text:style-name="T22">Unreason</text:span><text:span text:style-name="T22">able </text:span><text:span text:style-name="T22">Effectiven</text:span><text:span text:style-name="T22">ess of </text:span><text:span text:style-name="T22">Recurrent </text:span><text:span text:style-name="T22">Neural </text:span><text:span text:style-name="T22">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draw:frame draw:style-name="gr25" draw:text-style-name="P27" draw:layer="layout" svg:width="26cm" svg:height="12.043cm" svg:x="1cm" svg:y="4.002cm">
          <draw:text-box>
            <text:p text:style-name="P19"><text:span text:style-name="T18">спос</text:span><text:span text:style-name="T18">об </text:span><text:span text:style-name="T18">обуч</text:span><text:span text:style-name="T18">ения</text:span></text:p>
            <text:p text:style-name="P19"><text:span text:style-name="T18"/></text:p>
            <text:p text:style-name="P19"><text:span text:style-name="T23">back</text:span><text:span text:style-name="T23">prop</text:span><text:span text:style-name="T23">agati</text:span><text:span text:style-name="T23">on </text:span><text:span text:style-name="T23">throu</text:span><text:span text:style-name="T23">gh </text:span><text:span text:style-name="T23">time </text:span><text:span text:style-name="T23">- </text:span><text:span text:style-name="T24">BPTT</text:span></text:p>
            <text:p text:style-name="P19"><text:span text:style-name="T24">(мет</text:span><text:span text:style-name="T24">од </text:span><text:span text:style-name="T24">обра</text:span><text:span text:style-name="T24">тног</text:span><text:span text:style-name="T24">о </text:span><text:span text:style-name="T24">расп</text:span><text:span text:style-name="T24">рост</text:span><text:span text:style-name="T24">ране</text:span><text:span text:style-name="T24">ния </text:span><text:span text:style-name="T24">с </text:span><text:span text:style-name="T24">разв</text:span><text:span text:style-name="T24">орач</text:span><text:span text:style-name="T24">иван</text:span><text:span text:style-name="T24">ием </text:span><text:span text:style-name="T24">сети </text:span><text:span text:style-name="T24">во </text:span><text:span text:style-name="T24">врем</text:span><text:span text:style-name="T24">ени)</text:span></text:p>
            <text:p text:style-name="P19"><text:span text:style-name="T24"/></text:p>
            <text:p text:style-name="P19"><text:span text:style-name="T24">идея</text:span><text:span text:style-name="T24">: </text:span><text:span text:style-name="T24">разв</text:span><text:span text:style-name="T24">ерну</text:span><text:span text:style-name="T24">ть </text:span><text:span text:style-name="T24">посл</text:span><text:span text:style-name="T24">едов</text:span><text:span text:style-name="T24">ател</text:span><text:span text:style-name="T24">ьнос</text:span><text:span text:style-name="T24">ть</text:span></text:p>
            <text:p text:style-name="P19"><text:span text:style-name="T24"/></text:p>
            <text:p text:style-name="P19"><text:span text:style-name="T24">«пре</text:span><text:span text:style-name="T24">вра</text:span><text:span text:style-name="T24">щае</text:span><text:span text:style-name="T24">м» </text:span><text:span text:style-name="T24">реку</text:span><text:span text:style-name="T24">ррен</text:span><text:span text:style-name="T24">тную </text:span><text:span text:style-name="T24">сеть </text:span><text:span text:style-name="T24">в </text:span><text:span text:style-name="T24">«обы</text:span><text:span text:style-name="T24">чную</text:span><text:span text:style-name="T24">»</text:span></text:p>
            <text:p text:style-name="P19"><text:span text:style-name="T24"/></text:p>
            <text:p text:style-name="P26"><text:span text:style-name="T24">1. </text:span><text:span text:style-name="T24">прям</text:span><text:span text:style-name="T24">ой </text:span><text:span text:style-name="T24">прох</text:span><text:span text:style-name="T24">од - </text:span><text:span text:style-name="T24">вычи</text:span><text:span text:style-name="T24">сляе</text:span><text:span text:style-name="T24">м </text:span><text:span text:style-name="T24">сост</text:span><text:span text:style-name="T24">ояни</text:span><text:span text:style-name="T24">я </text:span><text:span text:style-name="T24">слоё</text:span><text:span text:style-name="T24">в</text:span></text:p>
            <text:p text:style-name="P26"><text:span text:style-name="T24"/></text:p>
            <text:p text:style-name="P26"><text:span text:style-name="T24">2. </text:span><text:span text:style-name="T24">обра</text:span><text:span text:style-name="T24">тный </text:span><text:span text:style-name="T24">прох</text:span><text:span text:style-name="T24">од - </text:span><text:span text:style-name="T24">вычи</text:span><text:span text:style-name="T24">сляе</text:span><text:span text:style-name="T24">м </text:span><text:span text:style-name="T24">оши</text:span><text:span text:style-name="T24">бку </text:span><text:span text:style-name="T24">слоё</text:span><text:span text:style-name="T24">в</text:span></text:p>
            <text:p text:style-name="P26"><text:span text:style-name="T24"/></text:p>
            <text:p text:style-name="P19"><text:span text:style-name="T24">3. </text:span><text:span text:style-name="T24">вычи</text:span><text:span text:style-name="T24">сляе</text:span><text:span text:style-name="T24">м </text:span><text:span text:style-name="T24">изме</text:span><text:span text:style-name="T24">нени</text:span><text:span text:style-name="T24">я </text:span><text:span text:style-name="T24">весо</text:span><text:span text:style-name="T24">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draw:frame draw:style-name="gr26" draw:text-style-name="P27" draw:layer="layout" svg:width="18cm" svg:height="5.398cm" svg:x="1cm" svg:y="4.002cm">
          <draw:text-box>
            <text:p text:style-name="P19"><text:span text:style-name="T25">back</text:span><text:span text:style-name="T25">prop</text:span><text:span text:style-name="T25">agat</text:span><text:span text:style-name="T25">ion </text:span><text:span text:style-name="T25">thro</text:span><text:span text:style-name="T25">ugh </text:span><text:span text:style-name="T25">time </text:span><text:span text:style-name="T25">- </text:span><text:span text:style-name="T18">BPT</text:span><text:span text:style-name="T18">T</text:span></text:p>
            <text:p text:style-name="P19"><text:span text:style-name="T18"/></text:p>
            <text:p text:style-name="P19"><text:span text:style-name="T24">1. </text:span><text:span text:style-name="T24">прям</text:span><text:span text:style-name="T24">ой </text:span><text:span text:style-name="T24">прох</text:span><text:span text:style-name="T24">од - </text:span><text:span text:style-name="T24">вычи</text:span><text:span text:style-name="T24">сляе</text:span><text:span text:style-name="T24">м </text:span><text:span text:style-name="T24">сост</text:span><text:span text:style-name="T24">ояни</text:span><text:span text:style-name="T24">я </text:span><text:span text:style-name="T24">слоё</text:span><text:span text:style-name="T24">в</text:span></text:p>
            <text:p text:style-name="P19"><text:span text:style-name="T26">для </text:span><text:span text:style-name="T26">каждо</text:span><text:span text:style-name="T26">го </text:span><text:span text:style-name="T26">векто</text:span><text:span text:style-name="T26">ра </text:span><text:span text:style-name="T26">после</text:span><text:span text:style-name="T26">доват</text:span><text:span text:style-name="T26">ельно</text:span><text:span text:style-name="T26">сти <text:s text:c="2"/></text:span><text:span text:style-name="T26"><text:s/></text:span><text:span text:style-name="T26">{x(1)</text:span><text:span text:style-name="T26">,…</text:span><text:span text:style-name="T26">x(n)} </text:span></text:p>
            <text:p text:style-name="P26"><text:span text:style-name="T26">вычис</text:span><text:span text:style-name="T26">ляем </text:span><text:span text:style-name="T26">состо</text:span><text:span text:style-name="T26">яния </text:span><text:span text:style-name="T26">скрыт</text:span><text:span text:style-name="T26">ого </text:span><text:span text:style-name="T26">слоя <text:s/></text:span><text:span text:style-name="T26"><text:s text:c="2"/></text:span><text:span text:style-name="T26">{s(1)</text:span><text:span text:style-name="T26">,…</text:span><text:span text:style-name="T26">s(n)}</text:span></text:p>
            <text:p text:style-name="P26"><text:span text:style-name="T26">выход</text:span><text:span text:style-name="T26">ы </text:span><text:span text:style-name="T26">скрыт</text:span><text:span text:style-name="T26">ого </text:span><text:span text:style-name="T26">слоя <text:s/></text:span><text:span text:style-name="T26"><text:s text:c="2"/></text:span><text:span text:style-name="T26">{h(1)</text:span><text:span text:style-name="T26">,…</text:span><text:span text:style-name="T26">h(n)}</text:span></text:p>
            <text:p text:style-name="P19"><text:span text:style-name="T26">выход </text:span><text:span text:style-name="T26">сети </text:span><text:span text:style-name="T26">{y(1)</text:span><text:span text:style-name="T26">,…</text:span><text:span text:style-name="T26">y(n)}</text:span></text:p>
          </draw:text-box>
        </draw:frame>
        <draw:frame draw:style-name="gr11" draw:text-style-name="P13" draw:layer="layout" svg:width="7.751cm" svg:height="1.878cm" svg:x="19.2cm" svg:y="4.922cm">
          <draw:image xlink:href="Pictures/100002010000012500000047F9236D8FC671CA8A.png" xlink:type="simple" xlink:show="embed" xlink:actuate="onLoad" draw:mime-type="image/png">
            <text:p/>
          </draw:image>
        </draw:frame>
        <draw:frame draw:style-name="gr11" draw:text-style-name="P13" draw:layer="layout" svg:width="5.793cm" svg:height="0.978cm" svg:x="20.007cm" svg:y="7.022cm">
          <draw:image xlink:href="Pictures/10000201000000DB00000025CE0708C6CD2435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draw:frame draw:style-name="gr27" draw:text-style-name="P27" draw:layer="layout" svg:width="19.2cm" svg:height="14.901cm" svg:x="1cm" svg:y="4.002cm">
          <draw:text-box>
            <text:p text:style-name="P19"><text:span text:style-name="T25">back</text:span><text:span text:style-name="T25">prop</text:span><text:span text:style-name="T25">agat</text:span><text:span text:style-name="T25">ion </text:span><text:span text:style-name="T25">thro</text:span><text:span text:style-name="T25">ugh </text:span><text:span text:style-name="T25">time </text:span><text:span text:style-name="T25">- </text:span><text:span text:style-name="T18">BPT</text:span><text:span text:style-name="T18">T</text:span></text:p>
            <text:p text:style-name="P19"><text:span text:style-name="T24"/></text:p>
            <text:p text:style-name="P19"><text:span text:style-name="T24">1. </text:span><text:span text:style-name="T24">прям</text:span><text:span text:style-name="T24">ой </text:span><text:span text:style-name="T24">прох</text:span><text:span text:style-name="T24">од - </text:span><text:span text:style-name="T24">вычи</text:span><text:span text:style-name="T24">сляе</text:span><text:span text:style-name="T24">м </text:span><text:span text:style-name="T24">сост</text:span><text:span text:style-name="T24">ояни</text:span><text:span text:style-name="T24">я </text:span><text:span text:style-name="T24">слоё</text:span><text:span text:style-name="T24">в</text:span></text:p>
            <text:p text:style-name="P19"><text:span text:style-name="T26">для </text:span><text:span text:style-name="T26">каждо</text:span><text:span text:style-name="T26">го </text:span><text:span text:style-name="T26">векто</text:span><text:span text:style-name="T26">ра </text:span><text:span text:style-name="T26">после</text:span><text:span text:style-name="T26">доват</text:span><text:span text:style-name="T26">ельно</text:span><text:span text:style-name="T26">сти <text:s text:c="2"/></text:span><text:span text:style-name="T26"><text:s/></text:span><text:span text:style-name="T26">{x(1)</text:span><text:span text:style-name="T26">,…</text:span><text:span text:style-name="T26">x(n)} </text:span></text:p>
            <text:p text:style-name="P26"><text:span text:style-name="T26">вычис</text:span><text:span text:style-name="T26">ляем </text:span><text:span text:style-name="T26">состо</text:span><text:span text:style-name="T26">яния </text:span><text:span text:style-name="T26">скрыт</text:span><text:span text:style-name="T26">ого </text:span><text:span text:style-name="T26">слоя <text:s/></text:span><text:span text:style-name="T26"><text:s text:c="2"/></text:span><text:span text:style-name="T26">{s(1)</text:span><text:span text:style-name="T26">,…</text:span><text:span text:style-name="T26">s(n)}</text:span></text:p>
            <text:p text:style-name="P26"><text:span text:style-name="T26">выход</text:span><text:span text:style-name="T26">ы </text:span><text:span text:style-name="T26">скрыт</text:span><text:span text:style-name="T26">ого </text:span><text:span text:style-name="T26">слоя <text:s/></text:span><text:span text:style-name="T26"><text:s text:c="2"/></text:span><text:span text:style-name="T26">{h(1)</text:span><text:span text:style-name="T26">,…</text:span><text:span text:style-name="T26">h(n)}</text:span></text:p>
            <text:p text:style-name="P26"><text:span text:style-name="T26">выход </text:span><text:span text:style-name="T26">сети </text:span><text:span text:style-name="T26">{y(1)</text:span><text:span text:style-name="T26">,…</text:span><text:span text:style-name="T26">y(n)}</text:span></text:p>
            <text:p text:style-name="P26"><text:span text:style-name="T26"/></text:p>
            <text:p text:style-name="P26"><text:span text:style-name="T27">2. </text:span><text:span text:style-name="T27">обра</text:span><text:span text:style-name="T27">тный </text:span><text:span text:style-name="T27">прох</text:span><text:span text:style-name="T27">од - </text:span><text:span text:style-name="T27">вычи</text:span><text:span text:style-name="T27">сляе</text:span><text:span text:style-name="T27">м </text:span><text:span text:style-name="T27">ошиб</text:span><text:span text:style-name="T27">ку </text:span><text:span text:style-name="T27">слоё</text:span><text:span text:style-name="T27">в</text:span></text:p>
            <text:p text:style-name="P26"><text:span text:style-name="T26">вычис</text:span><text:span text:style-name="T26">ляем </text:span><text:span text:style-name="T26">ошибк</text:span><text:span text:style-name="T26">у </text:span><text:span text:style-name="T26">выход</text:span><text:span text:style-name="T26">ного </text:span><text:span text:style-name="T26">слоя </text:span><text:span text:style-name="T26">δo</text:span></text:p>
            <text:p text:style-name="P26"><text:span text:style-name="T26">вычис</text:span><text:span text:style-name="T26">ляем </text:span><text:span text:style-name="T26">ошибк</text:span><text:span text:style-name="T26">у </text:span><text:span text:style-name="T26">скрыт</text:span><text:span text:style-name="T26">ого </text:span><text:span text:style-name="T26">слоя </text:span><text:span text:style-name="T26">в </text:span><text:span text:style-name="T26">конеч</text:span><text:span text:style-name="T26">ном </text:span><text:span text:style-name="T26">состо</text:span><text:span text:style-name="T26">янии </text:span><text:span text:style-name="T26">δh(n)</text:span></text:p>
            <text:p text:style-name="P26"><text:span text:style-name="T26">вычис</text:span><text:span text:style-name="T26">ляем </text:span><text:span text:style-name="T26">ошибк</text:span><text:span text:style-name="T26">и </text:span><text:span text:style-name="T26">скрыт</text:span><text:span text:style-name="T26">ого </text:span><text:span text:style-name="T26">слоя </text:span></text:p>
            <text:p text:style-name="P19"><text:span text:style-name="T26"><text:s text:c="4"/></text:span><text:span text:style-name="T26">в </text:span><text:span text:style-name="T26">проме</text:span><text:span text:style-name="T26">жуточ</text:span><text:span text:style-name="T26">ных </text:span><text:span text:style-name="T26">состо</text:span><text:span text:style-name="T26">яниях </text:span><text:span text:style-name="T26">δh(t) </text:span><text:span text:style-name="T26">(t=1,</text:span><text:span text:style-name="T26">…n) </text:span></text:p>
          </draw:text-box>
        </draw:frame>
        <draw:frame draw:style-name="gr11" draw:text-style-name="P13" draw:layer="layout" svg:width="7.751cm" svg:height="1.878cm" svg:x="19.049cm" svg:y="4.722cm">
          <draw:image xlink:href="Pictures/100002010000012500000047F9236D8FC671CA8A.png" xlink:type="simple" xlink:show="embed" xlink:actuate="onLoad" draw:mime-type="image/png">
            <text:p/>
          </draw:image>
        </draw:frame>
        <draw:frame draw:style-name="gr11" draw:text-style-name="P13" draw:layer="layout" svg:width="5.793cm" svg:height="0.978cm" svg:x="19.607cm" svg:y="6.8cm">
          <draw:image xlink:href="Pictures/10000201000000DB00000025CE0708C6CD2435FF.png" xlink:type="simple" xlink:show="embed" xlink:actuate="onLoad" draw:mime-type="image/png">
            <text:p/>
          </draw:image>
        </draw:frame>
        <draw:frame draw:style-name="gr11" draw:text-style-name="P13" draw:layer="layout" svg:width="2.724cm" svg:height="0.819cm" svg:x="19.8cm" svg:y="10.4cm">
          <draw:image xlink:href="Pictures/10000201000000670000001FE8834D7B32DB00A9.png" xlink:type="simple" xlink:show="embed" xlink:actuate="onLoad" draw:mime-type="image/png">
            <text:p/>
          </draw:image>
        </draw:frame>
        <draw:frame draw:style-name="gr11" draw:text-style-name="P13" draw:layer="layout" svg:width="6.508cm" svg:height="0.819cm" svg:x="19.8cm" svg:y="11.581cm">
          <draw:image xlink:href="Pictures/10000201000000F60000001F07CEEA3D94BF8BBE.png" xlink:type="simple" xlink:show="embed" xlink:actuate="onLoad" draw:mime-type="image/png">
            <text:p/>
          </draw:image>
        </draw:frame>
        <draw:frame draw:style-name="gr11" draw:text-style-name="P13" draw:layer="layout" svg:width="7.804cm" svg:height="0.872cm" svg:x="19.2cm" svg:y="12.6cm">
          <draw:image xlink:href="Pictures/100002010000012700000021C2776C195968EE0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draw:frame draw:style-name="gr28" draw:text-style-name="P27" draw:layer="layout" svg:width="19.2cm" svg:height="11.178cm" svg:x="1cm" svg:y="4.002cm">
          <draw:text-box>
            <text:p text:style-name="P19"><text:span text:style-name="T25">back</text:span><text:span text:style-name="T25">prop</text:span><text:span text:style-name="T25">agat</text:span><text:span text:style-name="T25">ion </text:span><text:span text:style-name="T25">thro</text:span><text:span text:style-name="T25">ugh </text:span><text:span text:style-name="T25">time </text:span><text:span text:style-name="T25">- </text:span><text:span text:style-name="T18">BPT</text:span><text:span text:style-name="T18">T</text:span></text:p>
            <text:p text:style-name="P19"><text:span text:style-name="T24"/></text:p>
            <text:p text:style-name="P19"><text:span text:style-name="T24">1. </text:span><text:span text:style-name="T24">прям</text:span><text:span text:style-name="T24">ой </text:span><text:span text:style-name="T24">прох</text:span><text:span text:style-name="T24">од - </text:span><text:span text:style-name="T24">вычи</text:span><text:span text:style-name="T24">сляе</text:span><text:span text:style-name="T24">м </text:span><text:span text:style-name="T24">сост</text:span><text:span text:style-name="T24">ояни</text:span><text:span text:style-name="T24">я </text:span><text:span text:style-name="T24">слоё</text:span><text:span text:style-name="T24">в</text:span></text:p>
            <text:p text:style-name="P19"><text:span text:style-name="T26">для </text:span><text:span text:style-name="T26">каждо</text:span><text:span text:style-name="T26">го </text:span><text:span text:style-name="T26">векто</text:span><text:span text:style-name="T26">ра </text:span><text:span text:style-name="T26">после</text:span><text:span text:style-name="T26">доват</text:span><text:span text:style-name="T26">ельно</text:span><text:span text:style-name="T26">сти <text:s text:c="2"/></text:span><text:span text:style-name="T26"><text:s/></text:span><text:span text:style-name="T26">{x(1)</text:span><text:span text:style-name="T26">,…</text:span><text:span text:style-name="T26">x(n)} </text:span></text:p>
            <text:p text:style-name="P26"><text:span text:style-name="T26">вычис</text:span><text:span text:style-name="T26">ляем </text:span><text:span text:style-name="T26">состо</text:span><text:span text:style-name="T26">яния </text:span><text:span text:style-name="T26">скрыт</text:span><text:span text:style-name="T26">ого </text:span><text:span text:style-name="T26">слоя <text:s/></text:span><text:span text:style-name="T26"><text:s text:c="2"/></text:span><text:span text:style-name="T26">{s(1)</text:span><text:span text:style-name="T26">,…</text:span><text:span text:style-name="T26">s(n)}</text:span></text:p>
            <text:p text:style-name="P26"><text:span text:style-name="T26">выход</text:span><text:span text:style-name="T26">ы </text:span><text:span text:style-name="T26">скрыт</text:span><text:span text:style-name="T26">ого </text:span><text:span text:style-name="T26">слоя <text:s/></text:span><text:span text:style-name="T26"><text:s text:c="2"/></text:span><text:span text:style-name="T26">{h(1)</text:span><text:span text:style-name="T26">,…</text:span><text:span text:style-name="T26">h(n)}</text:span></text:p>
            <text:p text:style-name="P26"><text:span text:style-name="T26">выход </text:span><text:span text:style-name="T26">сети </text:span><text:span text:style-name="T26">{y(1)</text:span><text:span text:style-name="T26">,…</text:span><text:span text:style-name="T26">y(n)}</text:span></text:p>
            <text:p text:style-name="P26"><text:span text:style-name="T26"/></text:p>
            <text:p text:style-name="P26"><text:span text:style-name="T27">2. </text:span><text:span text:style-name="T27">обра</text:span><text:span text:style-name="T27">тный </text:span><text:span text:style-name="T27">прох</text:span><text:span text:style-name="T27">од - </text:span><text:span text:style-name="T27">вычи</text:span><text:span text:style-name="T27">сляе</text:span><text:span text:style-name="T27">м </text:span><text:span text:style-name="T27">ошиб</text:span><text:span text:style-name="T27">ку </text:span><text:span text:style-name="T27">слоё</text:span><text:span text:style-name="T27">в</text:span></text:p>
            <text:p text:style-name="P26"><text:span text:style-name="T26">вычис</text:span><text:span text:style-name="T26">ляем </text:span><text:span text:style-name="T26">ошибк</text:span><text:span text:style-name="T26">у </text:span><text:span text:style-name="T26">выход</text:span><text:span text:style-name="T26">ного </text:span><text:span text:style-name="T26">слоя </text:span><text:span text:style-name="T26">δo</text:span></text:p>
            <text:p text:style-name="P26"><text:span text:style-name="T26">вычис</text:span><text:span text:style-name="T26">ляем </text:span><text:span text:style-name="T26">ошибк</text:span><text:span text:style-name="T26">у </text:span><text:span text:style-name="T26">скрыт</text:span><text:span text:style-name="T26">ого </text:span><text:span text:style-name="T26">слоя </text:span><text:span text:style-name="T26">в </text:span><text:span text:style-name="T26">конеч</text:span><text:span text:style-name="T26">ном </text:span><text:span text:style-name="T26">состо</text:span><text:span text:style-name="T26">янии </text:span><text:span text:style-name="T26">δh(n)</text:span></text:p>
            <text:p text:style-name="P26"><text:span text:style-name="T26">вычис</text:span><text:span text:style-name="T26">ляем </text:span><text:span text:style-name="T26">ошибк</text:span><text:span text:style-name="T26">и </text:span><text:span text:style-name="T26">скрыт</text:span><text:span text:style-name="T26">ого </text:span><text:span text:style-name="T26">слоя </text:span></text:p>
            <text:p text:style-name="P19"><text:span text:style-name="T26"><text:s text:c="4"/></text:span><text:span text:style-name="T26">в </text:span><text:span text:style-name="T26">проме</text:span><text:span text:style-name="T26">жуточ</text:span><text:span text:style-name="T26">ных </text:span><text:span text:style-name="T26">состо</text:span><text:span text:style-name="T26">яниях </text:span><text:span text:style-name="T26">δh(t) </text:span><text:span text:style-name="T26">(t=1,</text:span><text:span text:style-name="T26">…n) </text:span></text:p>
            <text:p text:style-name="P19"><text:span text:style-name="T26"/></text:p>
            <text:p text:style-name="P19"><text:span text:style-name="T27">3. </text:span><text:span text:style-name="T27">вычи</text:span><text:span text:style-name="T27">сляе</text:span><text:span text:style-name="T27">м </text:span><text:span text:style-name="T27">изме</text:span><text:span text:style-name="T27">нени</text:span><text:span text:style-name="T27">я </text:span><text:span text:style-name="T27">весо</text:span><text:span text:style-name="T27">в</text:span></text:p>
          </draw:text-box>
        </draw:frame>
        <draw:frame draw:style-name="gr11" draw:text-style-name="P13" draw:layer="layout" svg:width="7.751cm" svg:height="1.878cm" svg:x="19.049cm" svg:y="4.722cm">
          <draw:image xlink:href="Pictures/100002010000012500000047F9236D8FC671CA8A.png" xlink:type="simple" xlink:show="embed" xlink:actuate="onLoad" draw:mime-type="image/png">
            <text:p/>
          </draw:image>
        </draw:frame>
        <draw:frame draw:style-name="gr11" draw:text-style-name="P13" draw:layer="layout" svg:width="5.793cm" svg:height="0.978cm" svg:x="19.607cm" svg:y="6.8cm">
          <draw:image xlink:href="Pictures/10000201000000DB00000025CE0708C6CD2435FF.png" xlink:type="simple" xlink:show="embed" xlink:actuate="onLoad" draw:mime-type="image/png">
            <text:p/>
          </draw:image>
        </draw:frame>
        <draw:frame draw:style-name="gr11" draw:text-style-name="P13" draw:layer="layout" svg:width="2.724cm" svg:height="0.819cm" svg:x="19.8cm" svg:y="10.4cm">
          <draw:image xlink:href="Pictures/10000201000000670000001FE8834D7B32DB00A9.png" xlink:type="simple" xlink:show="embed" xlink:actuate="onLoad" draw:mime-type="image/png">
            <text:p/>
          </draw:image>
        </draw:frame>
        <draw:frame draw:style-name="gr11" draw:text-style-name="P13" draw:layer="layout" svg:width="6.508cm" svg:height="0.819cm" svg:x="19.8cm" svg:y="11.581cm">
          <draw:image xlink:href="Pictures/10000201000000F60000001F07CEEA3D94BF8BBE.png" xlink:type="simple" xlink:show="embed" xlink:actuate="onLoad" draw:mime-type="image/png">
            <text:p/>
          </draw:image>
        </draw:frame>
        <draw:frame draw:style-name="gr11" draw:text-style-name="P13" draw:layer="layout" svg:width="7.804cm" svg:height="0.872cm" svg:x="19.2cm" svg:y="12.6cm">
          <draw:image xlink:href="Pictures/100002010000012700000021C2776C195968EE0E.png" xlink:type="simple" xlink:show="embed" xlink:actuate="onLoad" draw:mime-type="image/png">
            <text:p/>
          </draw:image>
        </draw:frame>
        <draw:frame draw:style-name="gr11" draw:text-style-name="P13" draw:layer="layout" svg:width="4.603cm" svg:height="2.01cm" svg:x="1.397cm" svg:y="17.79cm">
          <draw:image xlink:href="Pictures/10000201000000AE0000004C8C12792029EE1D4E.png" xlink:type="simple" xlink:show="embed" xlink:actuate="onLoad" draw:mime-type="image/png">
            <text:p/>
          </draw:image>
        </draw:frame>
        <draw:frame draw:style-name="gr11" draw:text-style-name="P13" draw:layer="layout" svg:width="6.878cm" svg:height="2.962cm" svg:x="7.4cm" svg:y="17cm">
          <draw:image xlink:href="Pictures/100002010000010400000070E4C79EA94FB8E12A.png" xlink:type="simple" xlink:show="embed" xlink:actuate="onLoad" draw:mime-type="image/png">
            <text:p/>
          </draw:image>
        </draw:frame>
        <draw:frame draw:style-name="gr11" draw:text-style-name="P13" draw:layer="layout" svg:width="5cm" svg:height="1.428cm" svg:x="15cm" svg:y="17.772cm">
          <draw:image xlink:href="Pictures/10000201000000BD0000003643EDFEE56E72B56C.png" xlink:type="simple" xlink:show="embed" xlink:actuate="onLoad" draw:mime-type="image/png">
            <text:p/>
          </draw:image>
        </draw:frame>
        <draw:frame draw:style-name="gr29" draw:text-style-name="P15" draw:layer="layout" svg:width="5.12cm" svg:height="1.657cm" svg:x="0.88cm" svg:y="15.943cm">
          <draw:text-box>
            <text:p><text:span text:style-name="T26">веса </text:span><text:span text:style-name="T26">и </text:span><text:span text:style-name="T26">сдвиг </text:span></text:p>
            <text:p><text:span text:style-name="T26">выход</text:span><text:span text:style-name="T26">ного </text:span><text:span text:style-name="T26">слоя </text:span></text:p>
          </draw:text-box>
        </draw:frame>
        <draw:frame draw:style-name="gr30" draw:text-style-name="P15" draw:layer="layout" svg:width="6.4cm" svg:height="0.954cm" svg:x="7.6cm" svg:y="15.8cm">
          <draw:text-box>
            <text:p><text:span text:style-name="T26">веса </text:span><text:span text:style-name="T26">скрыт</text:span><text:span text:style-name="T26">ого </text:span><text:span text:style-name="T26">слоя</text:span></text:p>
          </draw:text-box>
        </draw:frame>
        <draw:frame draw:style-name="gr30" draw:text-style-name="P15" draw:layer="layout" svg:width="6.72cm" svg:height="0.954cm" svg:x="14.88cm" svg:y="16.6cm">
          <draw:text-box>
            <text:p><text:span text:style-name="T26">сдвиг </text:span><text:span text:style-name="T26">скрыт</text:span><text:span text:style-name="T26">ого </text:span><text:span text:style-name="T26">сло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draw:frame draw:style-name="gr31" draw:text-style-name="P27" draw:layer="layout" svg:width="12.6cm" svg:height="1.798cm" svg:x="1cm" svg:y="4.002cm">
          <draw:text-box>
            <text:p text:style-name="P19"><text:span text:style-name="T18">ней</text:span><text:span text:style-name="T18">росе</text:span><text:span text:style-name="T18">ть </text:span><text:span text:style-name="T18">LST</text:span><text:span text:style-name="T18">M </text:span></text:p>
          </draw:text-box>
        </draw:frame>
        <draw:frame draw:style-name="gr11" draw:text-style-name="P13" draw:layer="layout" svg:width="10.238cm" svg:height="7.328cm" svg:x="1.6cm" svg:y="5.8cm">
          <draw:image xlink:href="Pictures/100002010000018300000115F4CDF4ADD8CF4929.png" xlink:type="simple" xlink:show="embed" xlink:actuate="onLoad" draw:mime-type="image/png">
            <text:p/>
          </draw:image>
        </draw:frame>
        <draw:frame draw:style-name="gr32" draw:text-style-name="P25" draw:layer="layout" svg:width="14.6cm" svg:height="13.6cm" svg:x="12.2cm" svg:y="4.8cm">
          <draw:text-box>
            <text:p text:style-name="P22"><text:span text:style-name="T21">имеет </text:span><text:span text:style-name="T21">допол</text:span><text:span text:style-name="T21">нител</text:span><text:span text:style-name="T21">ьные </text:span><text:span text:style-name="T21">элеме</text:span><text:span text:style-name="T21">нты, </text:span><text:span text:style-name="T21">назыв</text:span><text:span text:style-name="T21">аемые </text:span><text:span text:style-name="T21">гейта</text:span><text:span text:style-name="T21">ми </text:span><text:span text:style-name="T21">(gate</text:span><text:span text:style-name="T21">), </text:span><text:span text:style-name="T21">котор</text:span><text:span text:style-name="T21">ые </text:span><text:span text:style-name="T21">должн</text:span><text:span text:style-name="T21">ы </text:span><text:span text:style-name="T21">управ</text:span><text:span text:style-name="T21">лять </text:span><text:span text:style-name="T21">поток</text:span><text:span text:style-name="T21">ами </text:span><text:span text:style-name="T21">данны</text:span><text:span text:style-name="T21">х. </text:span></text:p>
            <text:p text:style-name="P22"><text:span text:style-name="T21">В </text:span><text:span text:style-name="T21">завис</text:span><text:span text:style-name="T21">имост</text:span><text:span text:style-name="T21">и от </text:span><text:span text:style-name="T21">своег</text:span><text:span text:style-name="T21">о </text:span><text:span text:style-name="T21">состо</text:span><text:span text:style-name="T21">яния </text:span><text:span text:style-name="T21">гейт </text:span><text:span text:style-name="T21">может </text:span><text:span text:style-name="T21">пропу</text:span><text:span text:style-name="T21">скать </text:span><text:span text:style-name="T21">сигна</text:span><text:span text:style-name="T21">л или </text:span><text:span text:style-name="T21">не </text:span><text:span text:style-name="T21">пропу</text:span><text:span text:style-name="T21">скать</text:span><text:span text:style-name="T21">. </text:span></text:p>
            <text:p text:style-name="P22"><text:span text:style-name="T21"/></text:p>
            <text:p text:style-name="P22"><text:span text:style-name="T21">Вход </text:span><text:span text:style-name="T21">сети </text:span><text:span text:style-name="T21">(inpu</text:span><text:span text:style-name="T21">t)</text:span></text:p>
            <text:p text:style-name="P22"><text:span text:style-name="T21">Выход </text:span><text:span text:style-name="T21">сети </text:span><text:span text:style-name="T21">(outp</text:span><text:span text:style-name="T21">ut)</text:span></text:p>
            <text:p text:style-name="P22"><text:span text:style-name="T21">Памят</text:span><text:span text:style-name="T21">ь или </text:span><text:span text:style-name="T21">состо</text:span><text:span text:style-name="T21">яние </text:span><text:span text:style-name="T21">сети </text:span><text:span text:style-name="T21">(memo</text:span><text:span text:style-name="T21">ry </text:span><text:span text:style-name="T21">cell)</text:span></text:p>
            <text:p text:style-name="P22"><text:span text:style-name="T21">Блок </text:span><text:span text:style-name="T21">очист</text:span><text:span text:style-name="T21">ки </text:span><text:span text:style-name="T21">памят</text:span><text:span text:style-name="T21">и </text:span><text:span text:style-name="T21">(forg</text:span><text:span text:style-name="T21">et </text:span><text:span text:style-name="T21">gate)</text:span><text:span text:style-name="T21">.</text:span></text:p>
            <text:p text:style-name="P22"><text:span text:style-name="T21">Блок </text:span><text:span text:style-name="T21">обнов</text:span><text:span text:style-name="T21">ления </text:span><text:span text:style-name="T21">памят</text:span><text:span text:style-name="T21">и </text:span><text:span text:style-name="T21">(inpu</text:span><text:span text:style-name="T21">t </text:span><text:span text:style-name="T21">gate)</text:span><text:span text:style-name="T21">.</text:span></text:p>
            <text:p text:style-name="P22"><text:span text:style-name="T21">Блок </text:span><text:span text:style-name="T21">выдач</text:span><text:span text:style-name="T21">и </text:span><text:span text:style-name="T21">резул</text:span><text:span text:style-name="T21">ьтата </text:span><text:span text:style-name="T21">(outp</text:span><text:span text:style-name="T21">ut </text:span><text:span text:style-name="T21">gate)</text:span><text:span text:style-name="T21">.</text:span></text:p>
          </draw:text-box>
        </draw:frame>
        <draw:frame draw:style-name="gr33" draw:text-style-name="P24" draw:layer="layout" svg:width="24.8cm" svg:height="0.662cm" svg:x="1cm" svg:y="19.138cm">
          <draw:text-box>
            <text:p text:style-name="P22"><text:span text:style-name="T22"><text:s/></text:span><text:span text:style-name="T22">Sepp </text:span><text:span text:style-name="T22">Hochreite</text:span><text:span text:style-name="T22">r, Jürgen </text:span><text:span text:style-name="T22">Schmidhu</text:span><text:span text:style-name="T22">ber <text:s text:c="4"/></text:span><text:span text:style-name="T22">Long </text:span><text:span text:style-name="T22">short-</text:span><text:span text:style-name="T22">term </text:span><text:span text:style-name="T22">memory /</text:span><text:span text:style-name="T22">/ Neural </text:span><text:span text:style-name="T22">Computat</text:span><text:span text:style-name="T22">ion. 9 (8) <text:s/></text:span><text:span text:style-name="T22">- 1997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draw:frame draw:style-name="gr34" draw:text-style-name="P27" draw:layer="layout" svg:width="17.2cm" svg:height="1.198cm" svg:x="1.2cm" svg:y="3.864cm">
          <draw:text-box>
            <text:p text:style-name="P19"><text:span text:style-name="T18">ней</text:span><text:span text:style-name="T18">росе</text:span><text:span text:style-name="T18">ть </text:span><text:span text:style-name="T18">LST</text:span><text:span text:style-name="T18">M <text:s/></text:span><text:span text:style-name="T18">(Lon</text:span><text:span text:style-name="T18">g </text:span><text:span text:style-name="T18">Shor</text:span><text:span text:style-name="T18">t-</text:span><text:span text:style-name="T18">Term </text:span><text:span text:style-name="T18">Mem</text:span><text:span text:style-name="T18">ory) </text:span></text:p>
          </draw:text-box>
        </draw:frame>
        <draw:frame draw:style-name="gr35" draw:text-style-name="P25" draw:layer="layout" svg:width="26.2cm" svg:height="14.43cm" svg:x="0.8cm" svg:y="5.062cm">
          <draw:text-box>
            <text:p text:style-name="P22"><text:span text:style-name="T21">1.уст</text:span><text:span text:style-name="T21">анавл</text:span><text:span text:style-name="T21">иваем </text:span><text:span text:style-name="T21">начал</text:span><text:span text:style-name="T21">ьное </text:span><text:span text:style-name="T21">состо</text:span><text:span text:style-name="T21">яние </text:span><text:span text:style-name="T21">выход</text:span><text:span text:style-name="T21">а </text:span><text:span text:style-name="T21">сети </text:span><text:span text:style-name="T28">y</text:span><text:span text:style-name="T21"> </text:span><text:span text:style-name="T21">состо</text:span><text:span text:style-name="T21">яние </text:span><text:span text:style-name="T21">памят</text:span><text:span text:style-name="T21">и </text:span><text:span text:style-name="T28">C</text:span></text:p>
            <text:p text:style-name="P22"><text:span text:style-name="T21">2.под</text:span><text:span text:style-name="T21">ать </text:span><text:span text:style-name="T21">на </text:span><text:span text:style-name="T21">вход </text:span><text:span text:style-name="T21">сети </text:span><text:span text:style-name="T21">очере</text:span><text:span text:style-name="T21">дной </text:span><text:span text:style-name="T21">сигна</text:span><text:span text:style-name="T21">л </text:span><text:span text:style-name="T28">x</text:span><text:span text:style-name="T21"> </text:span><text:span text:style-name="T21">из </text:span><text:span text:style-name="T21">после</text:span><text:span text:style-name="T21">доват</text:span><text:span text:style-name="T21">ельно</text:span><text:span text:style-name="T21">сти </text:span><text:span text:style-name="T21">входо</text:span><text:span text:style-name="T21">в </text:span><text:span text:style-name="T28">X</text:span></text:p>
            <text:p text:style-name="P22"><text:span text:style-name="T21">3.рас</text:span><text:span text:style-name="T21">считы</text:span><text:span text:style-name="T21">ваем </text:span><text:span text:style-name="T21">состо</text:span><text:span text:style-name="T21">яние </text:span><text:span text:style-name="T21">входн</text:span><text:span text:style-name="T21">ого </text:span><text:span text:style-name="T21">гейта</text:span></text:p>
            <text:p text:style-name="P22"><text:span text:style-name="T21">4.рас</text:span><text:span text:style-name="T21">считы</text:span><text:span text:style-name="T21">ваем </text:span><text:span text:style-name="T21">состо</text:span><text:span text:style-name="T21">яние </text:span><text:span text:style-name="T21">гейта </text:span><text:span text:style-name="T21">памят</text:span><text:span text:style-name="T21">и </text:span></text:p>
            <text:p text:style-name="P22"><text:span text:style-name="T21">5.рас</text:span><text:span text:style-name="T21">считы</text:span><text:span text:style-name="T21">ваем </text:span><text:span text:style-name="T21">измен</text:span><text:span text:style-name="T21">ение </text:span><text:span text:style-name="T21">памят</text:span><text:span text:style-name="T21">и </text:span></text:p>
            <text:p text:style-name="P22"><text:span text:style-name="T21">6.обн</text:span><text:span text:style-name="T21">овляе</text:span><text:span text:style-name="T21">м </text:span><text:span text:style-name="T21">состо</text:span><text:span text:style-name="T21">яние </text:span><text:span text:style-name="T21">памят</text:span><text:span text:style-name="T21">и </text:span><text:span text:style-name="T21">сети </text:span></text:p>
            <text:p text:style-name="P22"><text:span text:style-name="T21">7.рас</text:span><text:span text:style-name="T21">считы</text:span><text:span text:style-name="T21">ваем </text:span><text:span text:style-name="T21">состо</text:span><text:span text:style-name="T21">яние </text:span><text:span text:style-name="T21">выход</text:span><text:span text:style-name="T21">ного </text:span><text:span text:style-name="T21">гейта </text:span></text:p>
            <text:p text:style-name="P22"><text:span text:style-name="T21">8.рас</text:span><text:span text:style-name="T21">считы</text:span><text:span text:style-name="T21">ваем </text:span><text:span text:style-name="T21">выход </text:span><text:span text:style-name="T21">сети </text:span></text:p>
            <text:p text:style-name="P22"><text:span text:style-name="T21"/></text:p>
            <text:p text:style-name="P22"><text:span text:style-name="T21">LSTM </text:span><text:span text:style-name="T21">with </text:span><text:span text:style-name="T21">peeph</text:span><text:span text:style-name="T21">ole </text:span></text:p>
            <text:p text:style-name="P22"><text:span text:style-name="T21">гейты </text:span><text:span text:style-name="T21">имеют </text:span><text:span text:style-name="T21">связь </text:span><text:span text:style-name="T21">с </text:span><text:span text:style-name="T21">памят</text:span><text:span text:style-name="T21">ью </text:span><text:span text:style-name="T21">сети</text:span></text:p>
            <text:p text:style-name="P22"><text:span text:style-name="T21">( вес</text:span><text:span text:style-name="T21">а P ) </text:span></text:p>
            <text:p text:style-name="P22"><text:span text:style-name="T21"/></text:p>
          </draw:text-box>
        </draw:frame>
        <draw:frame draw:style-name="gr11" draw:text-style-name="P13" draw:layer="layout" svg:width="8.254cm" svg:height="0.766cm" svg:x="14cm" svg:y="7cm">
          <draw:image xlink:href="Pictures/10000201000001380000001DF209F9A1D3D77866.png" xlink:type="simple" xlink:show="embed" xlink:actuate="onLoad" draw:mime-type="image/png">
            <text:p/>
          </draw:image>
        </draw:frame>
        <draw:frame draw:style-name="gr11" draw:text-style-name="P13" draw:layer="layout" svg:width="8.677cm" svg:height="0.713cm" svg:x="13.123cm" svg:y="8.087cm">
          <draw:image xlink:href="Pictures/10000201000001480000001B7186A19741788902.png" xlink:type="simple" xlink:show="embed" xlink:actuate="onLoad" draw:mime-type="image/png">
            <text:p/>
          </draw:image>
        </draw:frame>
        <draw:frame draw:style-name="gr11" draw:text-style-name="P13" draw:layer="layout" svg:width="7.54cm" svg:height="0.74cm" svg:x="11.8cm" svg:y="9.2cm">
          <draw:image xlink:href="Pictures/100002010000011D0000001C4453439E98FB45E0.png" xlink:type="simple" xlink:show="embed" xlink:actuate="onLoad" draw:mime-type="image/png">
            <text:p/>
          </draw:image>
        </draw:frame>
        <draw:frame draw:style-name="gr11" draw:text-style-name="P13" draw:layer="layout" svg:width="6.746cm" svg:height="0.713cm" svg:x="11.8cm" svg:y="10.287cm">
          <draw:image xlink:href="Pictures/10000201000000FF0000001BFC7634B258A8EE7D.png" xlink:type="simple" xlink:show="embed" xlink:actuate="onLoad" draw:mime-type="image/png">
            <text:p/>
          </draw:image>
        </draw:frame>
        <draw:frame draw:style-name="gr11" draw:text-style-name="P13" draw:layer="layout" svg:width="8.545cm" svg:height="0.687cm" svg:x="14.2cm" svg:y="11.2cm">
          <draw:image xlink:href="Pictures/10000201000001430000001A14CD1115BBEAA3DE.png" xlink:type="simple" xlink:show="embed" xlink:actuate="onLoad" draw:mime-type="image/png">
            <text:p/>
          </draw:image>
        </draw:frame>
        <draw:frame draw:style-name="gr11" draw:text-style-name="P13" draw:layer="layout" svg:width="4.021cm" svg:height="0.66cm" svg:x="9.6cm" svg:y="12.48cm">
          <draw:image xlink:href="Pictures/100002010000009800000019E4A2F38F03F7825D.png" xlink:type="simple" xlink:show="embed" xlink:actuate="onLoad" draw:mime-type="image/png">
            <text:p/>
          </draw:image>
        </draw:frame>
        <draw:frame draw:style-name="gr11" draw:text-style-name="P13" draw:layer="layout" svg:width="10.6cm" svg:height="7.058cm" svg:x="14.6cm" svg:y="12.942cm">
          <draw:image xlink:href="Pictures/10000000000001A300000117A4D8DFFE58D1BC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6" draw:text-style-name="P2" draw:layer="layout" svg:width="25.199cm" svg:height="1.763cm" svg:x="0.801cm" svg:y="1.637cm" presentation:class="title" presentation:user-transformed="true">
          <draw:text-box>
            <text:p><text:span text:style-name="T4">Не</text:span><text:span text:style-name="T4">йр</text:span><text:span text:style-name="T4">ос</text:span><text:span text:style-name="T4">ет</text:span><text:span text:style-name="T4">и: <text:s/></text:span><text:span text:style-name="T4">ли</text:span><text:span text:style-name="T4">те</text:span><text:span text:style-name="T4">ра</text:span><text:span text:style-name="T4">ту</text:span><text:span text:style-name="T4">ра</text:span></text:p>
          </draw:text-box>
        </draw:frame>
        <draw:frame draw:style-name="gr36" draw:text-style-name="P28" draw:layer="layout" svg:width="24.2cm" svg:height="10.84cm" svg:x="2cm" svg:y="5.8cm">
          <draw:text-box>
            <text:p><text:span text:style-name="T29">git </text:span><text:span text:style-name="T29">clon</text:span><text:span text:style-name="T29">e </text:span><text:span text:style-name="T30">https</text:span><text:span text:style-name="T30">://git</text:span><text:span text:style-name="T30">hub.</text:span><text:span text:style-name="T30">com/</text:span><text:span text:style-name="T30">mec</text:span><text:span text:style-name="T30">hano</text:span><text:span text:style-name="T30">id5/</text:span><text:span text:style-name="T30">ml_l</text:span><text:span text:style-name="T30">ector</text:span><text:span text:style-name="T30">ium.</text:span><text:span text:style-name="T30">git</text:span></text:p>
            <text:p><text:span text:style-name="T29"/></text:p>
            <text:p text:style-name="P17"><text:span text:style-name="T29">Евге</text:span><text:span text:style-name="T29">ний </text:span><text:span text:style-name="T29">Бори</text:span><text:span text:style-name="T29">сов <text:s/></text:span><text:span text:style-name="T29">О </text:span><text:span text:style-name="T29">реку</text:span><text:span text:style-name="T29">ррен</text:span><text:span text:style-name="T29">тных </text:span><text:span text:style-name="T29">нейр</text:span><text:span text:style-name="T29">онн</text:span><text:span text:style-name="T29">ых </text:span><text:span text:style-name="T29">сетя</text:span><text:span text:style-name="T29">х</text:span></text:p>
            <text:p><text:span text:style-name="T31"><text:a xlink:href="http://mechanoid.su/neural-net-rnn.html" xlink:type="simple">http://mechanoid.su/neural-net-rnn.html</text:a></text:span></text:p>
            <text:p><text:span text:style-name="T31"/></text:p>
            <text:p text:style-name="P17"><text:span text:style-name="T29">Евге</text:span><text:span text:style-name="T29">ний </text:span><text:span text:style-name="T29">Бори</text:span><text:span text:style-name="T29">сов <text:s text:c="2"/></text:span><text:span text:style-name="T29"><text:s/></text:span><text:span text:style-name="T29">Реку</text:span><text:span text:style-name="T29">ррен</text:span><text:span text:style-name="T29">тная </text:span><text:span text:style-name="T29">сеть </text:span><text:span text:style-name="T29">LSTM</text:span></text:p>
            <text:p><text:span text:style-name="T31"><text:a xlink:href="http://mechanoid.su/neural-net-lstm.html" xlink:type="simple">http://mechanoid.su/neural-net-lstm.html</text:a></text:span></text:p>
            <text:p><text:span text:style-name="T31"/></text:p>
            <text:p><text:span text:style-name="T32"/></text:p>
            <text:list text:style-name="L2">
              <text:list-header>
                <text:p/>
                <text:p><text:span text:style-name="T29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draw:frame presentation:style-name="pr7" draw:text-style-name="P29" draw:layer="layout" svg:width="25.199cm" svg:height="15.2cm" svg:x="1.4cm" svg:y="4cm" presentation:class="subtitle" presentation:user-transformed="true">
          <draw:text-box>
            <text:p text:style-name="P3"><text:span text:style-name="T33">Во</text:span><text:span text:style-name="T33">пр</text:span><text:span text:style-name="T33">ос</text:span><text:span text:style-name="T33">ы </text:span><text:span text:style-name="T33">?</text:span></text:p>
          </draw:text-box>
        </draw:frame>
        <draw:frame draw:style-name="gr37" draw:text-style-name="P13" draw:layer="layout" svg:width="3.595cm" svg:height="3.595cm" svg:x="12cm" svg:y="5.605cm">
          <draw:image xlink:href="Pictures/10000201000000C8000000C8C1EA96C9D1DC3A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1" svg:font-family="Georgia"/>
    <style:font-face style:name="Ubuntu Condensed1" svg:font-family="'Ubuntu Condensed'"/>
    <style:font-face style:name="DejaVu Sans" svg:font-family="'DejaVu Sans'" style:font-family-generic="swiss"/>
    <style:font-face style:name="Droid Sans Mono1" svg:font-family="'Droid Sans Mono'" style:font-family-generic="swiss" style:font-pitch="fixed"/>
    <style:font-face style:name="DejaVu Sans2" svg:font-family="'DejaVu Sans'" style:font-pitch="variable"/>
    <style:font-face style:name="Droid Sans Fallback" svg:font-family="'Droid Sans Fallback'" style:font-pitch="variable"/>
    <style:font-face style:name="FreeSans2" svg:font-family="FreeSans" style:font-pitch="variable"/>
    <style:font-face style:name="Georgia" svg:font-family="Georgia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3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2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0-12-06T20:20:54.892503489</dc:date>
    <meta:editing-duration>P1DT22H38M18S</meta:editing-duration>
    <meta:editing-cycles>565</meta:editing-cycles>
    <meta:generator>LibreOffice/7.0.2.2$Linux_X86_64 LibreOffice_project/00$Build-2</meta:generator>
    <meta:document-statistic meta:object-count="172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10/content.xml><?xml version="1.0" encoding="utf-8"?>
<math xmlns="http://www.w3.org/1998/Math/MathML" display="block">
  <semantics>
    <mrow>
      <mi>h</mi>
      <mi mathvariant="normal">:</mi>
      <mrow>
        <mrow>
          <mi>X</mi>
          <mo stretchy="false">×</mo>
          <mi>W</mi>
        </mrow>
        <mo stretchy="false">→</mo>
        <mi>Y</mi>
      </mrow>
    </mrow>
    <annotation encoding="StarMath 5.0">h: X times W toward Y</annotation>
  </semantics>
</math>
</file>

<file path=Object 11/content.xml><?xml version="1.0" encoding="utf-8"?>
<math xmlns="http://www.w3.org/1998/Math/MathML" display="block">
  <semantics>
    <mrow>
      <mi>E</mi>
      <mi mathvariant="normal">:</mi>
      <mrow>
        <mrow>
          <mi>Y</mi>
          <mo stretchy="false">×</mo>
          <mi>C</mi>
        </mrow>
        <mo stretchy="false">→</mo>
        <mi mathvariant="normal">ℝ</mi>
      </mrow>
    </mrow>
    <annotation encoding="StarMath 5.0">E: Y times C toward setR</annotation>
  </semantics>
</math>
</file>

<file path=Object 12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h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  <mi>,</mi>
              <mi>C</mi>
            </mrow>
          </mrow>
          <mo fence="true" stretchy="false">)</mo>
        </mrow>
        <mo stretchy="false">→</mo>
        <munder>
          <mi mathvariant="italic">min</mi>
          <mi>W</mi>
        </munder>
      </mrow>
    </mrow>
    <annotation encoding="StarMath 5.0"> E(h(X,W),C) toward min csub {W}</annotation>
  </semantics>
</math>
</file>

<file path=Object 7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